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DO-BE</text:p>
          </table:table-cell>
          <table:table-cell table:number-columns-repeated="3"/>
          <table:table-cell office:value-type="string" calcext:value-type="string">
            <text:p>THAT-DROP</text:p>
          </table:table-cell>
          <table:table-cell table:number-columns-repeated="3"/>
          <table:table-cell office:value-type="string" calcext:value-type="string">
            <text:p>CATAPHORA</text:p>
          </table:table-cell>
          <table:table-cell table:number-columns-repeated="3"/>
          <table:table-cell office:value-type="string" calcext:value-type="string">
            <text:p>EXTRAPOS</text:p>
          </table:table-cell>
          <table:table-cell table:number-columns-repeated="3"/>
          <table:table-cell office:value-type="string" calcext:value-type="string">
            <text:p>TOPICALISATION</text:p>
          </table:table-cell>
          <table:table-cell table:number-columns-repeated="3"/>
          <table:table-cell office:value-type="string" calcext:value-type="string">
            <text:p>D-DATIVE</text:p>
          </table:table-cell>
          <table:table-cell table:number-columns-repeated="3"/>
          <table:table-cell office:value-type="string" calcext:value-type="string">
            <text:p>SEEMS</text:p>
          </table:table-cell>
          <table:table-cell table:number-columns-repeated="3"/>
          <table:table-cell office:value-type="string" calcext:value-type="string">
            <text:p>SLUICING</text:p>
          </table:table-cell>
          <table:table-cell table:number-columns-repeated="3"/>
          <table:table-cell office:value-type="string" calcext:value-type="string">
            <text:p>TOUGH</text:p>
          </table:table-cell>
          <table:table-cell table:number-columns-repeated="3"/>
          <table:table-cell office:value-type="string" calcext:value-type="string">
            <text:p>UNGR_B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ELTA-UID</text:p>
          </table:table-cell>
          <table:table-cell office:value-type="string" calcext:value-type="string">
            <text:p>do-be-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that-drop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cataphora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extrapo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topical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double-dative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seems_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sluic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ra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DELTA-UID</text:p>
          </table:table-cell>
          <table:table-cell office:value-type="string" calcext:value-type="string">
            <text:p>ungr_predicted</text:p>
          </table:table-cell>
          <table:table-cell office:value-type="string" calcext:value-type="string">
            <text:p>canonical_predicted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o-be-to_actual</text:p>
          </table:table-cell>
          <table:table-cell office:value-type="float" office:value="111" calcext:value-type="float">
            <text:p>111</text:p>
          </table:table-cell>
          <table:table-cell table:formula="of:=124-[.B3]" office:value-type="float" office:value="13" calcext:value-type="float">
            <text:p>13</text:p>
          </table:table-cell>
          <table:table-cell/>
          <table:table-cell office:value-type="string" calcext:value-type="string">
            <text:p>that-drop_actual</text:p>
          </table:table-cell>
          <table:table-cell office:value-type="float" office:value="11" calcext:value-type="float">
            <text:p>11</text:p>
          </table:table-cell>
          <table:table-cell table:formula="of:=41-[.F3]" office:value-type="float" office:value="30" calcext:value-type="float">
            <text:p>30</text:p>
          </table:table-cell>
          <table:table-cell/>
          <table:table-cell office:value-type="string" calcext:value-type="string">
            <text:p>cataphora_actual</text:p>
          </table:table-cell>
          <table:table-cell office:value-type="float" office:value="29" calcext:value-type="float">
            <text:p>29</text:p>
          </table:table-cell>
          <table:table-cell table:formula="of:=50-[.J3]" office:value-type="float" office:value="21" calcext:value-type="float">
            <text:p>21</text:p>
          </table:table-cell>
          <table:table-cell/>
          <table:table-cell office:value-type="string" calcext:value-type="string">
            <text:p>extraposed_actual</text:p>
          </table:table-cell>
          <table:table-cell office:value-type="float" office:value="20" calcext:value-type="float">
            <text:p>20</text:p>
          </table:table-cell>
          <table:table-cell table:formula="of:=37-[.N3]" office:value-type="float" office:value="17" calcext:value-type="float">
            <text:p>17</text:p>
          </table:table-cell>
          <table:table-cell/>
          <table:table-cell office:value-type="string" calcext:value-type="string">
            <text:p>topicalised_actual</text:p>
          </table:table-cell>
          <table:table-cell office:value-type="float" office:value="31" calcext:value-type="float">
            <text:p>31</text:p>
          </table:table-cell>
          <table:table-cell table:formula="of:=58-[.R3]" office:value-type="float" office:value="27" calcext:value-type="float">
            <text:p>27</text:p>
          </table:table-cell>
          <table:table-cell/>
          <table:table-cell office:value-type="string" calcext:value-type="string">
            <text:p>double-dative_actual</text:p>
          </table:table-cell>
          <table:table-cell office:value-type="float" office:value="24" calcext:value-type="float">
            <text:p>24</text:p>
          </table:table-cell>
          <table:table-cell table:formula="of:=55-[.V3]" office:value-type="float" office:value="31" calcext:value-type="float">
            <text:p>31</text:p>
          </table:table-cell>
          <table:table-cell/>
          <table:table-cell office:value-type="string" calcext:value-type="string">
            <text:p>seems_to_actual</text:p>
          </table:table-cell>
          <table:table-cell office:value-type="float" office:value="17" calcext:value-type="float">
            <text:p>17</text:p>
          </table:table-cell>
          <table:table-cell table:formula="of:=38-[.Z3]" office:value-type="float" office:value="21" calcext:value-type="float">
            <text:p>21</text:p>
          </table:table-cell>
          <table:table-cell/>
          <table:table-cell office:value-type="string" calcext:value-type="string">
            <text:p>sluiced_actual</text:p>
          </table:table-cell>
          <table:table-cell office:value-type="float" office:value="24" calcext:value-type="float">
            <text:p>24</text:p>
          </table:table-cell>
          <table:table-cell table:formula="of:=49-[.AD3]" office:value-type="float" office:value="25" calcext:value-type="float">
            <text:p>25</text:p>
          </table:table-cell>
          <table:table-cell/>
          <table:table-cell office:value-type="string" calcext:value-type="string">
            <text:p>raised_actual</text:p>
          </table:table-cell>
          <table:table-cell office:value-type="float" office:value="18" calcext:value-type="float">
            <text:p>18</text:p>
          </table:table-cell>
          <table:table-cell table:formula="of:=45-[.AH3]" office:value-type="float" office:value="27" calcext:value-type="float">
            <text:p>27</text:p>
          </table:table-cell>
          <table:table-cell/>
          <table:table-cell office:value-type="string" calcext:value-type="string">
            <text:p>ungrammatical_actual</text:p>
          </table:table-cell>
          <table:table-cell office:value-type="float" office:value="26" calcext:value-type="float">
            <text:p>26</text:p>
          </table:table-cell>
          <table:table-cell table:formula="of:=30-[.AL3]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nonical_actual</text:p>
          </table:table-cell>
          <table:table-cell table:formula="of:=131-[.C4]"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onical_actual</text:p>
          </table:table-cell>
          <table:table-cell table:formula="of:=41-[.G4]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nonical_actual</text:p>
          </table:table-cell>
          <table:table-cell table:formula="of:=50-[.K4]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anonical_actual</text:p>
          </table:table-cell>
          <table:table-cell table:formula="of:=32-[.O4]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onical_actual</text:p>
          </table:table-cell>
          <table:table-cell table:formula="of:=60-[.S4]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anonical_actual</text:p>
          </table:table-cell>
          <table:table-cell table:formula="of:=28-[.W4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anonical_actual</text:p>
          </table:table-cell>
          <table:table-cell table:formula="of:=31-[.AA4]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onical_actual</text:p>
          </table:table-cell>
          <table:table-cell table:formula="of:=44-[.AE4]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anonical_actual</text:p>
          </table:table-cell>
          <table:table-cell table:formula="of:=22-[.AI4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nonical_actual</text:p>
          </table:table-cell>
          <table:table-cell table:formula="of:=30-[.AM4]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/r</text:p>
          </table:table-cell>
          <table:table-cell table:formula="of:=[.B3]/([.B3]+[.B4])" office:value-type="float" office:value="0.497757847533632" calcext:value-type="float">
            <text:p>0,497757847533632</text:p>
          </table:table-cell>
          <table:table-cell table:formula="of:=[.B3]/([.B3]+[.C3])" office:value-type="float" office:value="0.895161290322581" calcext:value-type="float">
            <text:p>0,895161290322581</text:p>
          </table:table-cell>
          <table:table-cell/>
          <table:table-cell office:value-type="string" calcext:value-type="string">
            <text:p>p/r</text:p>
          </table:table-cell>
          <table:table-cell table:formula="of:=[.F3]/([.F3]+[.F4])" office:value-type="float" office:value="0.5" calcext:value-type="float">
            <text:p>0,5</text:p>
          </table:table-cell>
          <table:table-cell table:formula="of:=[.F3]/([.F3]+[.G3])" office:value-type="float" office:value="0.268292682926829" calcext:value-type="float">
            <text:p>0,268292682926829</text:p>
          </table:table-cell>
          <table:table-cell/>
          <table:table-cell office:value-type="string" calcext:value-type="string">
            <text:p>p/r</text:p>
          </table:table-cell>
          <table:table-cell table:formula="of:=[.J3]/([.J3]+[.J4])" office:value-type="float" office:value="0.604166666666667" calcext:value-type="float">
            <text:p>0,604166666666667</text:p>
          </table:table-cell>
          <table:table-cell table:formula="of:=[.J3]/([.J3]+[.K3])" office:value-type="float" office:value="0.58" calcext:value-type="float">
            <text:p>0,58</text:p>
          </table:table-cell>
          <table:table-cell/>
          <table:table-cell office:value-type="string" calcext:value-type="string">
            <text:p>p/r</text:p>
          </table:table-cell>
          <table:table-cell table:formula="of:=[.N3]/([.N3]+[.N4])" office:value-type="float" office:value="0.606060606060606" calcext:value-type="float">
            <text:p>0,606060606060606</text:p>
          </table:table-cell>
          <table:table-cell table:formula="of:=[.N3]/([.N3]+[.O3])" office:value-type="float" office:value="0.540540540540541" calcext:value-type="float">
            <text:p>0,540540540540541</text:p>
          </table:table-cell>
          <table:table-cell/>
          <table:table-cell office:value-type="string" calcext:value-type="string">
            <text:p>p/r</text:p>
          </table:table-cell>
          <table:table-cell table:formula="of:=[.R3]/([.R3]+[.R4])" office:value-type="float" office:value="0.53448275862069" calcext:value-type="float">
            <text:p>0,53448275862069</text:p>
          </table:table-cell>
          <table:table-cell table:formula="of:=[.R3]/([.R3]+[.S3])" office:value-type="float" office:value="0.53448275862069" calcext:value-type="float">
            <text:p>0,53448275862069</text:p>
          </table:table-cell>
          <table:table-cell/>
          <table:table-cell office:value-type="string" calcext:value-type="string">
            <text:p>p/r</text:p>
          </table:table-cell>
          <table:table-cell table:formula="of:=[.V3]/([.V3]+[.V4])" office:value-type="float" office:value="0.666666666666667" calcext:value-type="float">
            <text:p>0,666666666666667</text:p>
          </table:table-cell>
          <table:table-cell table:formula="of:=[.V3]/([.V3]+[.W3])" office:value-type="float" office:value="0.436363636363636" calcext:value-type="float">
            <text:p>0,436363636363636</text:p>
          </table:table-cell>
          <table:table-cell/>
          <table:table-cell office:value-type="string" calcext:value-type="string">
            <text:p>p/r</text:p>
          </table:table-cell>
          <table:table-cell table:formula="of:=[.Z3]/([.Z3]+[.Z4])" office:value-type="float" office:value="0.586206896551724" calcext:value-type="float">
            <text:p>0,586206896551724</text:p>
          </table:table-cell>
          <table:table-cell table:formula="of:=[.Z3]/([.Z3]+[.AA3])" office:value-type="float" office:value="0.447368421052632" calcext:value-type="float">
            <text:p>0,447368421052632</text:p>
          </table:table-cell>
          <table:table-cell/>
          <table:table-cell office:value-type="string" calcext:value-type="string">
            <text:p>p/r</text:p>
          </table:table-cell>
          <table:table-cell table:formula="of:=[.AD3]/([.AD3]+[.AD4])" office:value-type="float" office:value="0.75" calcext:value-type="float">
            <text:p>0,75</text:p>
          </table:table-cell>
          <table:table-cell table:formula="of:=[.AD3]/([.AD3]+[.AE3])" office:value-type="float" office:value="0.489795918367347" calcext:value-type="float">
            <text:p>0,489795918367347</text:p>
          </table:table-cell>
          <table:table-cell/>
          <table:table-cell office:value-type="string" calcext:value-type="string">
            <text:p>p/r</text:p>
          </table:table-cell>
          <table:table-cell table:formula="of:=[.AH3]/([.AH3]+[.AH4])" office:value-type="float" office:value="0.6" calcext:value-type="float">
            <text:p>0,6</text:p>
          </table:table-cell>
          <table:table-cell table:formula="of:=[.AH3]/([.AH3]+[.AI3])" office:value-type="float" office:value="0.4" calcext:value-type="float">
            <text:p>0,4</text:p>
          </table:table-cell>
          <table:table-cell/>
          <table:table-cell office:value-type="string" calcext:value-type="string">
            <text:p>p/r</text:p>
          </table:table-cell>
          <table:table-cell table:formula="of:=[.AL3]/([.AL3]+[.AL4])" office:value-type="float" office:value="0.590909090909091" calcext:value-type="float">
            <text:p>0,590909090909091</text:p>
          </table:table-cell>
          <table:table-cell table:formula="of:=[.AL3]/([.AL3]+[.AM3])" office:value-type="float" office:value="0.866666666666667" calcext:value-type="float">
            <text:p>0,86666666666666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1/acc</text:p>
          </table:table-cell>
          <table:table-cell table:formula="of:=(2*[.B5]*[.C5])/([.B5]+[.C5])" office:value-type="float" office:value="0.639769452449568" calcext:value-type="float">
            <text:p>0,639769452449568</text:p>
          </table:table-cell>
          <table:table-cell table:formula="of:=([.B3]+[.C4])/([.B3]+[.C3]+[.B4]+[.C4])" office:value-type="float" office:value="0.509803921568627" calcext:value-type="float">
            <text:p>0,509803921568627</text:p>
          </table:table-cell>
          <table:table-cell/>
          <table:table-cell office:value-type="string" calcext:value-type="string">
            <text:p>f1/acc</text:p>
          </table:table-cell>
          <table:table-cell table:formula="of:=(2*[.F5]*[.G5])/([.F5]+[.G5])" office:value-type="float" office:value="0.349206349206349" calcext:value-type="float">
            <text:p>0,349206349206349</text:p>
          </table:table-cell>
          <table:table-cell table:formula="of:=([.F3]+[.G4])/([.F3]+[.G3]+[.F4]+[.G4])" office:value-type="float" office:value="0.5" calcext:value-type="float">
            <text:p>0,5</text:p>
          </table:table-cell>
          <table:table-cell/>
          <table:table-cell office:value-type="string" calcext:value-type="string">
            <text:p>f1/acc</text:p>
          </table:table-cell>
          <table:table-cell table:formula="of:=(2*[.J5]*[.K5])/([.J5]+[.K5])" office:value-type="float" office:value="0.591836734693877" calcext:value-type="float">
            <text:p>0,591836734693877</text:p>
          </table:table-cell>
          <table:table-cell table:formula="of:=([.J3]+[.K4])/([.J3]+[.K3]+[.J4]+[.K4])" office:value-type="float" office:value="0.6" calcext:value-type="float">
            <text:p>0,6</text:p>
          </table:table-cell>
          <table:table-cell/>
          <table:table-cell office:value-type="string" calcext:value-type="string">
            <text:p>f1/acc</text:p>
          </table:table-cell>
          <table:table-cell table:formula="of:=(2*[.N5]*[.O5])/([.N5]+[.O5])" office:value-type="float" office:value="0.571428571428571" calcext:value-type="float">
            <text:p>0,571428571428571</text:p>
          </table:table-cell>
          <table:table-cell table:formula="of:=([.N3]+[.O4])/([.N3]+[.O3]+[.N4]+[.O4])" office:value-type="float" office:value="0.565217391304348" calcext:value-type="float">
            <text:p>0,565217391304348</text:p>
          </table:table-cell>
          <table:table-cell/>
          <table:table-cell office:value-type="string" calcext:value-type="string">
            <text:p>f1/acc</text:p>
          </table:table-cell>
          <table:table-cell table:formula="of:=(2*[.R5]*[.S5])/([.R5]+[.S5])" office:value-type="float" office:value="0.53448275862069" calcext:value-type="float">
            <text:p>0,53448275862069</text:p>
          </table:table-cell>
          <table:table-cell table:formula="of:=([.R3]+[.S4])/([.R3]+[.S3]+[.R4]+[.S4])" office:value-type="float" office:value="0.542372881355932" calcext:value-type="float">
            <text:p>0,542372881355932</text:p>
          </table:table-cell>
          <table:table-cell/>
          <table:table-cell office:value-type="string" calcext:value-type="string">
            <text:p>f1/acc</text:p>
          </table:table-cell>
          <table:table-cell table:formula="of:=(2*[.V5]*[.W5])/([.V5]+[.W5])" office:value-type="float" office:value="0.527472527472527" calcext:value-type="float">
            <text:p>0,527472527472527</text:p>
          </table:table-cell>
          <table:table-cell table:formula="of:=([.V3]+[.W4])/([.V3]+[.W3]+[.V4]+[.W4])" office:value-type="float" office:value="0.481927710843373" calcext:value-type="float">
            <text:p>0,481927710843373</text:p>
          </table:table-cell>
          <table:table-cell/>
          <table:table-cell office:value-type="string" calcext:value-type="string">
            <text:p>f1/acc</text:p>
          </table:table-cell>
          <table:table-cell table:formula="of:=(2*[.Z5]*[.AA5])/([.Z5]+[.AA5])" office:value-type="float" office:value="0.507462686567164" calcext:value-type="float">
            <text:p>0,507462686567164</text:p>
          </table:table-cell>
          <table:table-cell table:formula="of:=([.Z3]+[.AA4])/([.Z3]+[.AA3]+[.Z4]+[.AA4])" office:value-type="float" office:value="0.521739130434783" calcext:value-type="float">
            <text:p>0,521739130434783</text:p>
          </table:table-cell>
          <table:table-cell/>
          <table:table-cell office:value-type="string" calcext:value-type="string">
            <text:p>f1/acc</text:p>
          </table:table-cell>
          <table:table-cell table:formula="of:=(2*[.AD5]*[.AE5])/([.AD5]+[.AE5])" office:value-type="float" office:value="0.592592592592592" calcext:value-type="float">
            <text:p>0,592592592592592</text:p>
          </table:table-cell>
          <table:table-cell table:formula="of:=([.AD3]+[.AE4])/([.AD3]+[.AE3]+[.AD4]+[.AE4])" office:value-type="float" office:value="0.645161290322581" calcext:value-type="float">
            <text:p>0,645161290322581</text:p>
          </table:table-cell>
          <table:table-cell/>
          <table:table-cell office:value-type="string" calcext:value-type="string">
            <text:p>f1/acc</text:p>
          </table:table-cell>
          <table:table-cell table:formula="of:=(2*[.AH5]*[.AI5])/([.AH5]+[.AI5])" office:value-type="float" office:value="0.48" calcext:value-type="float">
            <text:p>0,48</text:p>
          </table:table-cell>
          <table:table-cell table:formula="of:=([.AH3]+[.AI4])/([.AH3]+[.AI3]+[.AH4]+[.AI4])" office:value-type="float" office:value="0.417910447761194" calcext:value-type="float">
            <text:p>0,417910447761194</text:p>
          </table:table-cell>
          <table:table-cell/>
          <table:table-cell office:value-type="string" calcext:value-type="string">
            <text:p>f1/acc</text:p>
          </table:table-cell>
          <table:table-cell table:formula="of:=(2*[.AL5]*[.AM5])/([.AL5]+[.AM5])" office:value-type="float" office:value="0.702702702702703" calcext:value-type="float">
            <text:p>0,702702702702703</text:p>
          </table:table-cell>
          <table:table-cell table:formula="of:=([.AL3]+[.AM4])/([.AL3]+[.AM3]+[.AL4]+[.AM4])" office:value-type="float" office:value="0.633333333333333" calcext:value-type="float">
            <text:p>0,633333333333333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-UID</text:p>
          </table:table-cell>
          <table:table-cell office:value-type="string" calcext:value-type="string">
            <text:p>do-be-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that-drop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cataphora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extrapo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topical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double-dative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seems_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sluic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ra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MU-UID</text:p>
          </table:table-cell>
          <table:table-cell office:value-type="string" calcext:value-type="string">
            <text:p>ungr_predicted</text:p>
          </table:table-cell>
          <table:table-cell office:value-type="string" calcext:value-type="string">
            <text:p>canonical_predicted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o-be-to_actual</text:p>
          </table:table-cell>
          <table:table-cell office:value-type="float" office:value="104" calcext:value-type="float">
            <text:p>104</text:p>
          </table:table-cell>
          <table:table-cell table:formula="of:=124-[.B9]" office:value-type="float" office:value="20" calcext:value-type="float">
            <text:p>20</text:p>
          </table:table-cell>
          <table:table-cell/>
          <table:table-cell office:value-type="string" calcext:value-type="string">
            <text:p>that-drop_actual</text:p>
          </table:table-cell>
          <table:table-cell office:value-type="float" office:value="14" calcext:value-type="float">
            <text:p>14</text:p>
          </table:table-cell>
          <table:table-cell table:formula="of:=41-[.F9]" office:value-type="float" office:value="27" calcext:value-type="float">
            <text:p>27</text:p>
          </table:table-cell>
          <table:table-cell/>
          <table:table-cell office:value-type="string" calcext:value-type="string">
            <text:p>cataphora_actual</text:p>
          </table:table-cell>
          <table:table-cell office:value-type="float" office:value="34" calcext:value-type="float">
            <text:p>34</text:p>
          </table:table-cell>
          <table:table-cell table:formula="of:=50-[.J9]" office:value-type="float" office:value="16" calcext:value-type="float">
            <text:p>16</text:p>
          </table:table-cell>
          <table:table-cell/>
          <table:table-cell office:value-type="string" calcext:value-type="string">
            <text:p>extraposed_actual</text:p>
          </table:table-cell>
          <table:table-cell office:value-type="float" office:value="18" calcext:value-type="float">
            <text:p>18</text:p>
          </table:table-cell>
          <table:table-cell table:formula="of:=37-[.N9]" office:value-type="float" office:value="19" calcext:value-type="float">
            <text:p>19</text:p>
          </table:table-cell>
          <table:table-cell/>
          <table:table-cell office:value-type="string" calcext:value-type="string">
            <text:p>topicalised_actual</text:p>
          </table:table-cell>
          <table:table-cell office:value-type="float" office:value="30" calcext:value-type="float">
            <text:p>30</text:p>
          </table:table-cell>
          <table:table-cell table:formula="of:=58-[.R9]" office:value-type="float" office:value="28" calcext:value-type="float">
            <text:p>28</text:p>
          </table:table-cell>
          <table:table-cell/>
          <table:table-cell office:value-type="string" calcext:value-type="string">
            <text:p>double-dative_actual</text:p>
          </table:table-cell>
          <table:table-cell office:value-type="float" office:value="25" calcext:value-type="float">
            <text:p>25</text:p>
          </table:table-cell>
          <table:table-cell table:formula="of:=55-[.V9]" office:value-type="float" office:value="30" calcext:value-type="float">
            <text:p>30</text:p>
          </table:table-cell>
          <table:table-cell/>
          <table:table-cell office:value-type="string" calcext:value-type="string">
            <text:p>seems_to_actual</text:p>
          </table:table-cell>
          <table:table-cell office:value-type="float" office:value="10" calcext:value-type="float">
            <text:p>10</text:p>
          </table:table-cell>
          <table:table-cell table:formula="of:=38-[.Z9]" office:value-type="float" office:value="28" calcext:value-type="float">
            <text:p>28</text:p>
          </table:table-cell>
          <table:table-cell/>
          <table:table-cell office:value-type="string" calcext:value-type="string">
            <text:p>sluiced_actual</text:p>
          </table:table-cell>
          <table:table-cell office:value-type="float" office:value="19" calcext:value-type="float">
            <text:p>19</text:p>
          </table:table-cell>
          <table:table-cell table:formula="of:=49-[.AD9]" office:value-type="float" office:value="30" calcext:value-type="float">
            <text:p>30</text:p>
          </table:table-cell>
          <table:table-cell/>
          <table:table-cell office:value-type="string" calcext:value-type="string">
            <text:p>raised_actual</text:p>
          </table:table-cell>
          <table:table-cell office:value-type="float" office:value="25" calcext:value-type="float">
            <text:p>25</text:p>
          </table:table-cell>
          <table:table-cell table:formula="of:=45-[.AH9]" office:value-type="float" office:value="20" calcext:value-type="float">
            <text:p>20</text:p>
          </table:table-cell>
          <table:table-cell/>
          <table:table-cell office:value-type="string" calcext:value-type="string">
            <text:p>ungrammatical_actual</text:p>
          </table:table-cell>
          <table:table-cell office:value-type="float" office:value="25" calcext:value-type="float">
            <text:p>25</text:p>
          </table:table-cell>
          <table:table-cell table:formula="of:=30-[.AL9]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nonical_actual</text:p>
          </table:table-cell>
          <table:table-cell table:formula="of:=131-[.C10]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nonical_actual</text:p>
          </table:table-cell>
          <table:table-cell table:formula="of:=41-[.G10]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anonical_actual</text:p>
          </table:table-cell>
          <table:table-cell table:formula="of:=50-[.K10]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nonical_actual</text:p>
          </table:table-cell>
          <table:table-cell table:formula="of:=32-[.O10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nonical_actual</text:p>
          </table:table-cell>
          <table:table-cell table:formula="of:=60-[.S10]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nonical_actual</text:p>
          </table:table-cell>
          <table:table-cell table:formula="of:=28-[.W10]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nonical_actual</text:p>
          </table:table-cell>
          <table:table-cell table:formula="of:=31-[.AA10]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nonical_actual</text:p>
          </table:table-cell>
          <table:table-cell table:formula="of:=44-[.AE10]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anonical_actual</text:p>
          </table:table-cell>
          <table:table-cell table:formula="of:=22-[.AI10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nonical_actual</text:p>
          </table:table-cell>
          <table:table-cell table:formula="of:=30-[.AM10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/r</text:p>
          </table:table-cell>
          <table:table-cell table:formula="of:=[.B9]/([.B9]+[.B10])" office:value-type="float" office:value="0.512315270935961" calcext:value-type="float">
            <text:p>0,512315270935961</text:p>
          </table:table-cell>
          <table:table-cell table:formula="of:=[.B9]/([.B9]+[.C9])" office:value-type="float" office:value="0.838709677419355" calcext:value-type="float">
            <text:p>0,838709677419355</text:p>
          </table:table-cell>
          <table:table-cell/>
          <table:table-cell office:value-type="string" calcext:value-type="string">
            <text:p>p/r</text:p>
          </table:table-cell>
          <table:table-cell table:formula="of:=[.F9]/([.F9]+[.F10])" office:value-type="float" office:value="0.7" calcext:value-type="float">
            <text:p>0,7</text:p>
          </table:table-cell>
          <table:table-cell table:formula="of:=[.F9]/([.F9]+[.G9])" office:value-type="float" office:value="0.341463414634146" calcext:value-type="float">
            <text:p>0,341463414634146</text:p>
          </table:table-cell>
          <table:table-cell/>
          <table:table-cell office:value-type="string" calcext:value-type="string">
            <text:p>p/r</text:p>
          </table:table-cell>
          <table:table-cell table:formula="of:=[.J9]/([.J9]+[.J10])" office:value-type="float" office:value="0.586206896551724" calcext:value-type="float">
            <text:p>0,586206896551724</text:p>
          </table:table-cell>
          <table:table-cell table:formula="of:=[.J9]/([.J9]+[.K9])" office:value-type="float" office:value="0.68" calcext:value-type="float">
            <text:p>0,68</text:p>
          </table:table-cell>
          <table:table-cell/>
          <table:table-cell office:value-type="string" calcext:value-type="string">
            <text:p>p/r</text:p>
          </table:table-cell>
          <table:table-cell table:formula="of:=[.N9]/([.N9]+[.N10])" office:value-type="float" office:value="0.545454545454545" calcext:value-type="float">
            <text:p>0,545454545454545</text:p>
          </table:table-cell>
          <table:table-cell table:formula="of:=[.N9]/([.N9]+[.O9])" office:value-type="float" office:value="0.486486486486487" calcext:value-type="float">
            <text:p>0,486486486486487</text:p>
          </table:table-cell>
          <table:table-cell/>
          <table:table-cell office:value-type="string" calcext:value-type="string">
            <text:p>p/r</text:p>
          </table:table-cell>
          <table:table-cell table:formula="of:=[.R9]/([.R9]+[.R10])" office:value-type="float" office:value="0.517241379310345" calcext:value-type="float">
            <text:p>0,517241379310345</text:p>
          </table:table-cell>
          <table:table-cell table:formula="of:=[.R9]/([.R9]+[.S9])" office:value-type="float" office:value="0.517241379310345" calcext:value-type="float">
            <text:p>0,517241379310345</text:p>
          </table:table-cell>
          <table:table-cell/>
          <table:table-cell office:value-type="string" calcext:value-type="string">
            <text:p>p/r</text:p>
          </table:table-cell>
          <table:table-cell table:formula="of:=[.V9]/([.V9]+[.V10])" office:value-type="float" office:value="0.625" calcext:value-type="float">
            <text:p>0,625</text:p>
          </table:table-cell>
          <table:table-cell table:formula="of:=[.V9]/([.V9]+[.W9])" office:value-type="float" office:value="0.454545454545455" calcext:value-type="float">
            <text:p>0,454545454545455</text:p>
          </table:table-cell>
          <table:table-cell/>
          <table:table-cell office:value-type="string" calcext:value-type="string">
            <text:p>p/r</text:p>
          </table:table-cell>
          <table:table-cell table:formula="of:=[.Z9]/([.Z9]+[.Z10])" office:value-type="float" office:value="0.666666666666667" calcext:value-type="float">
            <text:p>0,666666666666667</text:p>
          </table:table-cell>
          <table:table-cell table:formula="of:=[.Z9]/([.Z9]+[.AA9])" office:value-type="float" office:value="0.263157894736842" calcext:value-type="float">
            <text:p>0,263157894736842</text:p>
          </table:table-cell>
          <table:table-cell/>
          <table:table-cell office:value-type="string" calcext:value-type="string">
            <text:p>p/r</text:p>
          </table:table-cell>
          <table:table-cell table:formula="of:=[.AD9]/([.AD9]+[.AD10])" office:value-type="float" office:value="0.542857142857143" calcext:value-type="float">
            <text:p>0,542857142857143</text:p>
          </table:table-cell>
          <table:table-cell table:formula="of:=[.AD9]/([.AD9]+[.AE9])" office:value-type="float" office:value="0.387755102040816" calcext:value-type="float">
            <text:p>0,387755102040816</text:p>
          </table:table-cell>
          <table:table-cell/>
          <table:table-cell office:value-type="string" calcext:value-type="string">
            <text:p>p/r</text:p>
          </table:table-cell>
          <table:table-cell table:formula="of:=[.AH9]/([.AH9]+[.AH10])" office:value-type="float" office:value="0.568181818181818" calcext:value-type="float">
            <text:p>0,568181818181818</text:p>
          </table:table-cell>
          <table:table-cell table:formula="of:=[.AH9]/([.AH9]+[.AI9])" office:value-type="float" office:value="0.555555555555556" calcext:value-type="float">
            <text:p>0,555555555555556</text:p>
          </table:table-cell>
          <table:table-cell/>
          <table:table-cell office:value-type="string" calcext:value-type="string">
            <text:p>p/r</text:p>
          </table:table-cell>
          <table:table-cell table:formula="of:=[.AL9]/([.AL9]+[.AL10])" office:value-type="float" office:value="0.609756097560976" calcext:value-type="float">
            <text:p>0,609756097560976</text:p>
          </table:table-cell>
          <table:table-cell table:formula="of:=[.AL9]/([.AL9]+[.AM9])" office:value-type="float" office:value="0.833333333333333" calcext:value-type="float">
            <text:p>0,83333333333333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1/acc</text:p>
          </table:table-cell>
          <table:table-cell table:formula="of:=(2*[.B11]*[.C11])/([.B11]+[.C11])" office:value-type="float" office:value="0.636085626911315" calcext:value-type="float">
            <text:p>0,636085626911315</text:p>
          </table:table-cell>
          <table:table-cell table:formula="of:=([.B9]+[.C10])/([.B9]+[.C9]+[.B10]+[.C10])" office:value-type="float" office:value="0.533333333333333" calcext:value-type="float">
            <text:p>0,533333333333333</text:p>
          </table:table-cell>
          <table:table-cell/>
          <table:table-cell office:value-type="string" calcext:value-type="string">
            <text:p>f1/acc</text:p>
          </table:table-cell>
          <table:table-cell table:formula="of:=(2*[.F11]*[.G11])/([.F11]+[.G11])" office:value-type="float" office:value="0.459016393442623" calcext:value-type="float">
            <text:p>0,459016393442623</text:p>
          </table:table-cell>
          <table:table-cell table:formula="of:=([.F9]+[.G10])/([.F9]+[.G9]+[.F10]+[.G10])" office:value-type="float" office:value="0.597560975609756" calcext:value-type="float">
            <text:p>0,597560975609756</text:p>
          </table:table-cell>
          <table:table-cell/>
          <table:table-cell office:value-type="string" calcext:value-type="string">
            <text:p>f1/acc</text:p>
          </table:table-cell>
          <table:table-cell table:formula="of:=(2*[.J11]*[.K11])/([.J11]+[.K11])" office:value-type="float" office:value="0.62962962962963" calcext:value-type="float">
            <text:p>0,62962962962963</text:p>
          </table:table-cell>
          <table:table-cell table:formula="of:=([.J9]+[.K10])/([.J9]+[.K9]+[.J10]+[.K10])" office:value-type="float" office:value="0.6" calcext:value-type="float">
            <text:p>0,6</text:p>
          </table:table-cell>
          <table:table-cell/>
          <table:table-cell office:value-type="string" calcext:value-type="string">
            <text:p>f1/acc</text:p>
          </table:table-cell>
          <table:table-cell table:formula="of:=(2*[.N11]*[.O11])/([.N11]+[.O11])" office:value-type="float" office:value="0.514285714285714" calcext:value-type="float">
            <text:p>0,514285714285714</text:p>
          </table:table-cell>
          <table:table-cell table:formula="of:=([.N9]+[.O10])/([.N9]+[.O9]+[.N10]+[.O10])" office:value-type="float" office:value="0.507246376811594" calcext:value-type="float">
            <text:p>0,507246376811594</text:p>
          </table:table-cell>
          <table:table-cell/>
          <table:table-cell office:value-type="string" calcext:value-type="string">
            <text:p>f1/acc</text:p>
          </table:table-cell>
          <table:table-cell table:formula="of:=(2*[.R11]*[.S11])/([.R11]+[.S11])" office:value-type="float" office:value="0.517241379310345" calcext:value-type="float">
            <text:p>0,517241379310345</text:p>
          </table:table-cell>
          <table:table-cell table:formula="of:=([.R9]+[.S10])/([.R9]+[.S9]+[.R10]+[.S10])" office:value-type="float" office:value="0.525423728813559" calcext:value-type="float">
            <text:p>0,525423728813559</text:p>
          </table:table-cell>
          <table:table-cell/>
          <table:table-cell office:value-type="string" calcext:value-type="string">
            <text:p>f1/acc</text:p>
          </table:table-cell>
          <table:table-cell table:formula="of:=(2*[.V11]*[.W11])/([.V11]+[.W11])" office:value-type="float" office:value="0.526315789473684" calcext:value-type="float">
            <text:p>0,526315789473684</text:p>
          </table:table-cell>
          <table:table-cell table:formula="of:=([.V9]+[.W10])/([.V9]+[.W9]+[.V10]+[.W10])" office:value-type="float" office:value="0.457831325301205" calcext:value-type="float">
            <text:p>0,457831325301205</text:p>
          </table:table-cell>
          <table:table-cell/>
          <table:table-cell office:value-type="string" calcext:value-type="string">
            <text:p>f1/acc</text:p>
          </table:table-cell>
          <table:table-cell table:formula="of:=(2*[.Z11]*[.AA11])/([.Z11]+[.AA11])" office:value-type="float" office:value="0.377358490566038" calcext:value-type="float">
            <text:p>0,377358490566038</text:p>
          </table:table-cell>
          <table:table-cell table:formula="of:=([.Z9]+[.AA10])/([.Z9]+[.AA9]+[.Z10]+[.AA10])" office:value-type="float" office:value="0.521739130434783" calcext:value-type="float">
            <text:p>0,521739130434783</text:p>
          </table:table-cell>
          <table:table-cell/>
          <table:table-cell office:value-type="string" calcext:value-type="string">
            <text:p>f1/acc</text:p>
          </table:table-cell>
          <table:table-cell table:formula="of:=(2*[.AD11]*[.AE11])/([.AD11]+[.AE11])" office:value-type="float" office:value="0.452380952380952" calcext:value-type="float">
            <text:p>0,452380952380952</text:p>
          </table:table-cell>
          <table:table-cell table:formula="of:=([.AD9]+[.AE10])/([.AD9]+[.AE9]+[.AD10]+[.AE10])" office:value-type="float" office:value="0.505376344086022" calcext:value-type="float">
            <text:p>0,505376344086022</text:p>
          </table:table-cell>
          <table:table-cell/>
          <table:table-cell office:value-type="string" calcext:value-type="string">
            <text:p>f1/acc</text:p>
          </table:table-cell>
          <table:table-cell table:formula="of:=(2*[.AH11]*[.AI11])/([.AH11]+[.AI11])" office:value-type="float" office:value="0.561797752808989" calcext:value-type="float">
            <text:p>0,561797752808989</text:p>
          </table:table-cell>
          <table:table-cell table:formula="of:=([.AH9]+[.AI10])/([.AH9]+[.AI9]+[.AH10]+[.AI10])" office:value-type="float" office:value="0.417910447761194" calcext:value-type="float">
            <text:p>0,417910447761194</text:p>
          </table:table-cell>
          <table:table-cell/>
          <table:table-cell office:value-type="string" calcext:value-type="string">
            <text:p>f1/acc</text:p>
          </table:table-cell>
          <table:table-cell table:formula="of:=(2*[.AL11]*[.AM11])/([.AL11]+[.AM11])" office:value-type="float" office:value="0.704225352112676" calcext:value-type="float">
            <text:p>0,704225352112676</text:p>
          </table:table-cell>
          <table:table-cell table:formula="of:=([.AL9]+[.AM10])/([.AL9]+[.AM9]+[.AL10]+[.AM10])" office:value-type="float" office:value="0.65" calcext:value-type="float">
            <text:p>0,65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TM</text:p>
          </table:table-cell>
          <table:table-cell office:value-type="string" calcext:value-type="string">
            <text:p>do-be-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that-drop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cataphora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extrapo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topical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double-dative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seems_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sluic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ra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ungr_predicted</text:p>
          </table:table-cell>
          <table:table-cell office:value-type="string" calcext:value-type="string">
            <text:p>canonical_predicted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o-be-to_actual</text:p>
          </table:table-cell>
          <table:table-cell office:value-type="float" office:value="49" calcext:value-type="float">
            <text:p>49</text:p>
          </table:table-cell>
          <table:table-cell table:formula="of:=124-[.B15]" office:value-type="float" office:value="75" calcext:value-type="float">
            <text:p>75</text:p>
          </table:table-cell>
          <table:table-cell/>
          <table:table-cell office:value-type="string" calcext:value-type="string">
            <text:p>that-drop_actual</text:p>
          </table:table-cell>
          <table:table-cell office:value-type="float" office:value="18" calcext:value-type="float">
            <text:p>18</text:p>
          </table:table-cell>
          <table:table-cell table:formula="of:=41-[.F15]" office:value-type="float" office:value="23" calcext:value-type="float">
            <text:p>23</text:p>
          </table:table-cell>
          <table:table-cell/>
          <table:table-cell office:value-type="string" calcext:value-type="string">
            <text:p>cataphora_actual</text:p>
          </table:table-cell>
          <table:table-cell office:value-type="float" office:value="39" calcext:value-type="float">
            <text:p>39</text:p>
          </table:table-cell>
          <table:table-cell table:formula="of:=50-[.J15]" office:value-type="float" office:value="11" calcext:value-type="float">
            <text:p>11</text:p>
          </table:table-cell>
          <table:table-cell/>
          <table:table-cell office:value-type="string" calcext:value-type="string">
            <text:p>extraposed_actual</text:p>
          </table:table-cell>
          <table:table-cell office:value-type="float" office:value="14" calcext:value-type="float">
            <text:p>14</text:p>
          </table:table-cell>
          <table:table-cell table:formula="of:=37-[.N15]" office:value-type="float" office:value="23" calcext:value-type="float">
            <text:p>23</text:p>
          </table:table-cell>
          <table:table-cell/>
          <table:table-cell office:value-type="string" calcext:value-type="string">
            <text:p>topicalised_actual</text:p>
          </table:table-cell>
          <table:table-cell office:value-type="float" office:value="35" calcext:value-type="float">
            <text:p>35</text:p>
          </table:table-cell>
          <table:table-cell table:formula="of:=58-[.R15]" office:value-type="float" office:value="23" calcext:value-type="float">
            <text:p>23</text:p>
          </table:table-cell>
          <table:table-cell/>
          <table:table-cell office:value-type="string" calcext:value-type="string">
            <text:p>double-dative_actual</text:p>
          </table:table-cell>
          <table:table-cell office:value-type="float" office:value="19" calcext:value-type="float">
            <text:p>19</text:p>
          </table:table-cell>
          <table:table-cell table:formula="of:=55-[.V15]" office:value-type="float" office:value="36" calcext:value-type="float">
            <text:p>36</text:p>
          </table:table-cell>
          <table:table-cell/>
          <table:table-cell office:value-type="string" calcext:value-type="string">
            <text:p>seems_to_actual</text:p>
          </table:table-cell>
          <table:table-cell office:value-type="float" office:value="8" calcext:value-type="float">
            <text:p>8</text:p>
          </table:table-cell>
          <table:table-cell table:formula="of:=38-[.Z15]" office:value-type="float" office:value="30" calcext:value-type="float">
            <text:p>30</text:p>
          </table:table-cell>
          <table:table-cell/>
          <table:table-cell office:value-type="string" calcext:value-type="string">
            <text:p>sluiced_actual</text:p>
          </table:table-cell>
          <table:table-cell office:value-type="float" office:value="25" calcext:value-type="float">
            <text:p>25</text:p>
          </table:table-cell>
          <table:table-cell table:formula="of:=49-[.AD15]" office:value-type="float" office:value="24" calcext:value-type="float">
            <text:p>24</text:p>
          </table:table-cell>
          <table:table-cell/>
          <table:table-cell office:value-type="string" calcext:value-type="string">
            <text:p>raised_actual</text:p>
          </table:table-cell>
          <table:table-cell office:value-type="float" office:value="8" calcext:value-type="float">
            <text:p>8</text:p>
          </table:table-cell>
          <table:table-cell table:formula="of:=45-[.AH15]" office:value-type="float" office:value="37" calcext:value-type="float">
            <text:p>37</text:p>
          </table:table-cell>
          <table:table-cell/>
          <table:table-cell office:value-type="string" calcext:value-type="string">
            <text:p>ungrammatical_actual</text:p>
          </table:table-cell>
          <table:table-cell office:value-type="float" office:value="24" calcext:value-type="float">
            <text:p>24</text:p>
          </table:table-cell>
          <table:table-cell table:formula="of:=30-[.AL15]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nonical_actual</text:p>
          </table:table-cell>
          <table:table-cell table:formula="of:=131-[.C16]"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anonical_actual</text:p>
          </table:table-cell>
          <table:table-cell table:formula="of:=41-[.G16]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nonical_actual</text:p>
          </table:table-cell>
          <table:table-cell table:formula="of:=50-[.K16]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nonical_actual</text:p>
          </table:table-cell>
          <table:table-cell table:formula="of:=32-[.O16]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nonical_actual</text:p>
          </table:table-cell>
          <table:table-cell table:formula="of:=60-[.S16]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nonical_actual</text:p>
          </table:table-cell>
          <table:table-cell table:formula="of:=28-[.W16]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nonical_actual</text:p>
          </table:table-cell>
          <table:table-cell table:formula="of:=31-[.AA16]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nonical_actual</text:p>
          </table:table-cell>
          <table:table-cell table:formula="of:=44-[.AE16]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nonical_actual</text:p>
          </table:table-cell>
          <table:table-cell table:formula="of:=22-[.AI16]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nonical_actual</text:p>
          </table:table-cell>
          <table:table-cell table:formula="of:=30-[.AM16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/r</text:p>
          </table:table-cell>
          <table:table-cell table:formula="of:=[.B15]/([.B15]+[.B16])" office:value-type="float" office:value="0.40495867768595" calcext:value-type="float">
            <text:p>0,40495867768595</text:p>
          </table:table-cell>
          <table:table-cell table:formula="of:=[.B15]/([.B15]+[.C15])" office:value-type="float" office:value="0.395161290322581" calcext:value-type="float">
            <text:p>0,395161290322581</text:p>
          </table:table-cell>
          <table:table-cell/>
          <table:table-cell office:value-type="string" calcext:value-type="string">
            <text:p>p/r</text:p>
          </table:table-cell>
          <table:table-cell table:formula="of:=[.F15]/([.F15]+[.F16])" office:value-type="float" office:value="0.620689655172414" calcext:value-type="float">
            <text:p>0,620689655172414</text:p>
          </table:table-cell>
          <table:table-cell table:formula="of:=[.F15]/([.F15]+[.G15])" office:value-type="float" office:value="0.439024390243902" calcext:value-type="float">
            <text:p>0,439024390243902</text:p>
          </table:table-cell>
          <table:table-cell/>
          <table:table-cell office:value-type="string" calcext:value-type="string">
            <text:p>p/r</text:p>
          </table:table-cell>
          <table:table-cell table:formula="of:=[.J15]/([.J15]+[.J16])" office:value-type="float" office:value="0.565217391304348" calcext:value-type="float">
            <text:p>0,565217391304348</text:p>
          </table:table-cell>
          <table:table-cell table:formula="of:=[.J15]/([.J15]+[.K15])" office:value-type="float" office:value="0.78" calcext:value-type="float">
            <text:p>0,78</text:p>
          </table:table-cell>
          <table:table-cell/>
          <table:table-cell office:value-type="string" calcext:value-type="string">
            <text:p>p/r</text:p>
          </table:table-cell>
          <table:table-cell table:formula="of:=[.N15]/([.N15]+[.N16])" office:value-type="float" office:value="0.424242424242424" calcext:value-type="float">
            <text:p>0,424242424242424</text:p>
          </table:table-cell>
          <table:table-cell table:formula="of:=[.N15]/([.N15]+[.O15])" office:value-type="float" office:value="0.378378378378378" calcext:value-type="float">
            <text:p>0,378378378378378</text:p>
          </table:table-cell>
          <table:table-cell/>
          <table:table-cell office:value-type="string" calcext:value-type="string">
            <text:p>p/r</text:p>
          </table:table-cell>
          <table:table-cell table:formula="of:=[.R15]/([.R15]+[.R16])" office:value-type="float" office:value="0.514705882352941" calcext:value-type="float">
            <text:p>0,514705882352941</text:p>
          </table:table-cell>
          <table:table-cell table:formula="of:=[.R15]/([.R15]+[.S15])" office:value-type="float" office:value="0.603448275862069" calcext:value-type="float">
            <text:p>0,603448275862069</text:p>
          </table:table-cell>
          <table:table-cell/>
          <table:table-cell office:value-type="string" calcext:value-type="string">
            <text:p>p/r</text:p>
          </table:table-cell>
          <table:table-cell table:formula="of:=[.V15]/([.V15]+[.V16])" office:value-type="float" office:value="0.558823529411765" calcext:value-type="float">
            <text:p>0,558823529411765</text:p>
          </table:table-cell>
          <table:table-cell table:formula="of:=[.V15]/([.V15]+[.W15])" office:value-type="float" office:value="0.345454545454545" calcext:value-type="float">
            <text:p>0,345454545454545</text:p>
          </table:table-cell>
          <table:table-cell/>
          <table:table-cell office:value-type="string" calcext:value-type="string">
            <text:p>p/r</text:p>
          </table:table-cell>
          <table:table-cell table:formula="of:=[.Z15]/([.Z15]+[.Z16])" office:value-type="float" office:value="0.533333333333333" calcext:value-type="float">
            <text:p>0,533333333333333</text:p>
          </table:table-cell>
          <table:table-cell table:formula="of:=[.Z15]/([.Z15]+[.AA15])" office:value-type="float" office:value="0.210526315789474" calcext:value-type="float">
            <text:p>0,210526315789474</text:p>
          </table:table-cell>
          <table:table-cell/>
          <table:table-cell office:value-type="string" calcext:value-type="string">
            <text:p>p/r</text:p>
          </table:table-cell>
          <table:table-cell table:formula="of:=[.AD15]/([.AD15]+[.AD16])" office:value-type="float" office:value="0.454545454545455" calcext:value-type="float">
            <text:p>0,454545454545455</text:p>
          </table:table-cell>
          <table:table-cell table:formula="of:=[.AD15]/([.AD15]+[.AE15])" office:value-type="float" office:value="0.510204081632653" calcext:value-type="float">
            <text:p>0,510204081632653</text:p>
          </table:table-cell>
          <table:table-cell/>
          <table:table-cell office:value-type="string" calcext:value-type="string">
            <text:p>p/r</text:p>
          </table:table-cell>
          <table:table-cell table:formula="of:=[.AH15]/([.AH15]+[.AH16])" office:value-type="float" office:value="0.380952380952381" calcext:value-type="float">
            <text:p>0,380952380952381</text:p>
          </table:table-cell>
          <table:table-cell table:formula="of:=[.AH15]/([.AH15]+[.AI15])" office:value-type="float" office:value="0.177777777777778" calcext:value-type="float">
            <text:p>0,177777777777778</text:p>
          </table:table-cell>
          <table:table-cell/>
          <table:table-cell office:value-type="string" calcext:value-type="string">
            <text:p>p/r</text:p>
          </table:table-cell>
          <table:table-cell table:formula="of:=[.AL15]/([.AL15]+[.AL16])" office:value-type="float" office:value="0.827586206896552" calcext:value-type="float">
            <text:p>0,827586206896552</text:p>
          </table:table-cell>
          <table:table-cell table:formula="of:=[.AL15]/([.AL15]+[.AM15])" office:value-type="float" office:value="0.8" calcext:value-type="float">
            <text:p>0,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1/acc</text:p>
          </table:table-cell>
          <table:table-cell table:formula="of:=(2*[.B17]*[.C17])/([.B17]+[.C17])" office:value-type="float" office:value="0.4" calcext:value-type="float">
            <text:p>0,4</text:p>
          </table:table-cell>
          <table:table-cell table:formula="of:=([.B15]+[.C16])/([.B15]+[.C15]+[.B16]+[.C16])" office:value-type="float" office:value="0.423529411764706" calcext:value-type="float">
            <text:p>0,423529411764706</text:p>
          </table:table-cell>
          <table:table-cell/>
          <table:table-cell office:value-type="string" calcext:value-type="string">
            <text:p>f1/acc</text:p>
          </table:table-cell>
          <table:table-cell table:formula="of:=(2*[.F17]*[.G17])/([.F17]+[.G17])" office:value-type="float" office:value="0.514285714285714" calcext:value-type="float">
            <text:p>0,514285714285714</text:p>
          </table:table-cell>
          <table:table-cell table:formula="of:=([.F15]+[.G16])/([.F15]+[.G15]+[.F16]+[.G16])" office:value-type="float" office:value="0.585365853658537" calcext:value-type="float">
            <text:p>0,585365853658537</text:p>
          </table:table-cell>
          <table:table-cell/>
          <table:table-cell office:value-type="string" calcext:value-type="string">
            <text:p>f1/acc</text:p>
          </table:table-cell>
          <table:table-cell table:formula="of:=(2*[.J17]*[.K17])/([.J17]+[.K17])" office:value-type="float" office:value="0.65546218487395" calcext:value-type="float">
            <text:p>0,65546218487395</text:p>
          </table:table-cell>
          <table:table-cell table:formula="of:=([.J15]+[.K16])/([.J15]+[.K15]+[.J16]+[.K16])" office:value-type="float" office:value="0.59" calcext:value-type="float">
            <text:p>0,59</text:p>
          </table:table-cell>
          <table:table-cell/>
          <table:table-cell office:value-type="string" calcext:value-type="string">
            <text:p>f1/acc</text:p>
          </table:table-cell>
          <table:table-cell table:formula="of:=(2*[.N17]*[.O17])/([.N17]+[.O17])" office:value-type="float" office:value="0.4" calcext:value-type="float">
            <text:p>0,4</text:p>
          </table:table-cell>
          <table:table-cell table:formula="of:=([.N15]+[.O16])/([.N15]+[.O15]+[.N16]+[.O16])" office:value-type="float" office:value="0.391304347826087" calcext:value-type="float">
            <text:p>0,391304347826087</text:p>
          </table:table-cell>
          <table:table-cell/>
          <table:table-cell office:value-type="string" calcext:value-type="string">
            <text:p>f1/acc</text:p>
          </table:table-cell>
          <table:table-cell table:formula="of:=(2*[.R17]*[.S17])/([.R17]+[.S17])" office:value-type="float" office:value="0.555555555555555" calcext:value-type="float">
            <text:p>0,555555555555555</text:p>
          </table:table-cell>
          <table:table-cell table:formula="of:=([.R15]+[.S16])/([.R15]+[.S15]+[.R16]+[.S16])" office:value-type="float" office:value="0.525423728813559" calcext:value-type="float">
            <text:p>0,525423728813559</text:p>
          </table:table-cell>
          <table:table-cell/>
          <table:table-cell office:value-type="string" calcext:value-type="string">
            <text:p>f1/acc</text:p>
          </table:table-cell>
          <table:table-cell table:formula="of:=(2*[.V17]*[.W17])/([.V17]+[.W17])" office:value-type="float" office:value="0.426966292134831" calcext:value-type="float">
            <text:p>0,426966292134831</text:p>
          </table:table-cell>
          <table:table-cell table:formula="of:=([.V15]+[.W16])/([.V15]+[.W15]+[.V16]+[.W16])" office:value-type="float" office:value="0.385542168674699" calcext:value-type="float">
            <text:p>0,385542168674699</text:p>
          </table:table-cell>
          <table:table-cell/>
          <table:table-cell office:value-type="string" calcext:value-type="string">
            <text:p>f1/acc</text:p>
          </table:table-cell>
          <table:table-cell table:formula="of:=(2*[.Z17]*[.AA17])/([.Z17]+[.AA17])" office:value-type="float" office:value="0.30188679245283" calcext:value-type="float">
            <text:p>0,30188679245283</text:p>
          </table:table-cell>
          <table:table-cell table:formula="of:=([.Z15]+[.AA16])/([.Z15]+[.AA15]+[.Z16]+[.AA16])" office:value-type="float" office:value="0.463768115942029" calcext:value-type="float">
            <text:p>0,463768115942029</text:p>
          </table:table-cell>
          <table:table-cell/>
          <table:table-cell office:value-type="string" calcext:value-type="string">
            <text:p>f1/acc</text:p>
          </table:table-cell>
          <table:table-cell table:formula="of:=(2*[.AD17]*[.AE17])/([.AD17]+[.AE17])" office:value-type="float" office:value="0.480769230769231" calcext:value-type="float">
            <text:p>0,480769230769231</text:p>
          </table:table-cell>
          <table:table-cell table:formula="of:=([.AD15]+[.AE16])/([.AD15]+[.AE15]+[.AD16]+[.AE16])" office:value-type="float" office:value="0.419354838709677" calcext:value-type="float">
            <text:p>0,419354838709677</text:p>
          </table:table-cell>
          <table:table-cell/>
          <table:table-cell office:value-type="string" calcext:value-type="string">
            <text:p>f1/acc</text:p>
          </table:table-cell>
          <table:table-cell table:formula="of:=(2*[.AH17]*[.AI17])/([.AH17]+[.AI17])" office:value-type="float" office:value="0.242424242424242" calcext:value-type="float">
            <text:p>0,242424242424242</text:p>
          </table:table-cell>
          <table:table-cell table:formula="of:=([.AH15]+[.AI16])/([.AH15]+[.AI15]+[.AH16]+[.AI16])" office:value-type="float" office:value="0.253731343283582" calcext:value-type="float">
            <text:p>0,253731343283582</text:p>
          </table:table-cell>
          <table:table-cell/>
          <table:table-cell office:value-type="string" calcext:value-type="string">
            <text:p>f1/acc</text:p>
          </table:table-cell>
          <table:table-cell table:formula="of:=(2*[.AL17]*[.AM17])/([.AL17]+[.AM17])" office:value-type="float" office:value="0.813559322033898" calcext:value-type="float">
            <text:p>0,813559322033898</text:p>
          </table:table-cell>
          <table:table-cell table:formula="of:=([.AL15]+[.AM16])/([.AL15]+[.AM15]+[.AL16]+[.AM16])" office:value-type="float" office:value="0.816666666666667" calcext:value-type="float">
            <text:p>0,816666666666667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W-IC</text:p>
          </table:table-cell>
          <table:table-cell office:value-type="string" calcext:value-type="string">
            <text:p>do-be-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that-drop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cataphora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extrapo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topical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double-dative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seems_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sluic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ra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LOW-IC</text:p>
          </table:table-cell>
          <table:table-cell office:value-type="string" calcext:value-type="string">
            <text:p>ungr_predicted</text:p>
          </table:table-cell>
          <table:table-cell office:value-type="string" calcext:value-type="string">
            <text:p>canonical_predicted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o-be-to_actual</text:p>
          </table:table-cell>
          <table:table-cell office:value-type="float" office:value="117" calcext:value-type="float">
            <text:p>117</text:p>
          </table:table-cell>
          <table:table-cell table:formula="of:=124-[.B21]" office:value-type="float" office:value="7" calcext:value-type="float">
            <text:p>7</text:p>
          </table:table-cell>
          <table:table-cell/>
          <table:table-cell office:value-type="string" calcext:value-type="string">
            <text:p>that-drop_actual</text:p>
          </table:table-cell>
          <table:table-cell office:value-type="float" office:value="9" calcext:value-type="float">
            <text:p>9</text:p>
          </table:table-cell>
          <table:table-cell table:formula="of:=41-[.F21]" office:value-type="float" office:value="32" calcext:value-type="float">
            <text:p>32</text:p>
          </table:table-cell>
          <table:table-cell/>
          <table:table-cell office:value-type="string" calcext:value-type="string">
            <text:p>cataphora_actual</text:p>
          </table:table-cell>
          <table:table-cell office:value-type="float" office:value="23" calcext:value-type="float">
            <text:p>23</text:p>
          </table:table-cell>
          <table:table-cell table:formula="of:=50-[.J21]" office:value-type="float" office:value="27" calcext:value-type="float">
            <text:p>27</text:p>
          </table:table-cell>
          <table:table-cell/>
          <table:table-cell office:value-type="string" calcext:value-type="string">
            <text:p>extraposed_actual</text:p>
          </table:table-cell>
          <table:table-cell office:value-type="float" office:value="24" calcext:value-type="float">
            <text:p>24</text:p>
          </table:table-cell>
          <table:table-cell table:formula="of:=37-[.N21]" office:value-type="float" office:value="13" calcext:value-type="float">
            <text:p>13</text:p>
          </table:table-cell>
          <table:table-cell/>
          <table:table-cell office:value-type="string" calcext:value-type="string">
            <text:p>topicalised_actual</text:p>
          </table:table-cell>
          <table:table-cell office:value-type="float" office:value="32" calcext:value-type="float">
            <text:p>32</text:p>
          </table:table-cell>
          <table:table-cell table:formula="of:=58-[.R21]" office:value-type="float" office:value="26" calcext:value-type="float">
            <text:p>26</text:p>
          </table:table-cell>
          <table:table-cell/>
          <table:table-cell office:value-type="string" calcext:value-type="string">
            <text:p>double-dative_actual</text:p>
          </table:table-cell>
          <table:table-cell office:value-type="float" office:value="35" calcext:value-type="float">
            <text:p>35</text:p>
          </table:table-cell>
          <table:table-cell table:formula="of:=55-[.V21]" office:value-type="float" office:value="20" calcext:value-type="float">
            <text:p>20</text:p>
          </table:table-cell>
          <table:table-cell/>
          <table:table-cell office:value-type="string" calcext:value-type="string">
            <text:p>seems_to_actual</text:p>
          </table:table-cell>
          <table:table-cell office:value-type="float" office:value="29" calcext:value-type="float">
            <text:p>29</text:p>
          </table:table-cell>
          <table:table-cell table:formula="of:=38-[.Z21]" office:value-type="float" office:value="9" calcext:value-type="float">
            <text:p>9</text:p>
          </table:table-cell>
          <table:table-cell/>
          <table:table-cell office:value-type="string" calcext:value-type="string">
            <text:p>sluiced_actual</text:p>
          </table:table-cell>
          <table:table-cell office:value-type="float" office:value="18" calcext:value-type="float">
            <text:p>18</text:p>
          </table:table-cell>
          <table:table-cell table:formula="of:=49-[.AD21]" office:value-type="float" office:value="31" calcext:value-type="float">
            <text:p>31</text:p>
          </table:table-cell>
          <table:table-cell/>
          <table:table-cell office:value-type="string" calcext:value-type="string">
            <text:p>raised_actual</text:p>
          </table:table-cell>
          <table:table-cell office:value-type="float" office:value="44" calcext:value-type="float">
            <text:p>44</text:p>
          </table:table-cell>
          <table:table-cell table:formula="of:=45-[.AH21]" office:value-type="float" office:value="1" calcext:value-type="float">
            <text:p>1</text:p>
          </table:table-cell>
          <table:table-cell/>
          <table:table-cell office:value-type="string" calcext:value-type="string">
            <text:p>ungrammatical_actual</text:p>
          </table:table-cell>
          <table:table-cell office:value-type="float" office:value="30" calcext:value-type="float">
            <text:p>30</text:p>
          </table:table-cell>
          <table:table-cell table:formula="of:=30-[.AL2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nonical_actual</text:p>
          </table:table-cell>
          <table:table-cell table:formula="of:=131-[.C22]"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anonical_actual</text:p>
          </table:table-cell>
          <table:table-cell table:formula="of:=41-[.G22]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anonical_actual</text:p>
          </table:table-cell>
          <table:table-cell table:formula="of:=50-[.K22]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anonical_actual</text:p>
          </table:table-cell>
          <table:table-cell table:formula="of:=32-[.O22]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nonical_actual</text:p>
          </table:table-cell>
          <table:table-cell table:formula="of:=60-[.S22]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nonical_actual</text:p>
          </table:table-cell>
          <table:table-cell table:formula="of:=28-[.W22]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nonical_actual</text:p>
          </table:table-cell>
          <table:table-cell table:formula="of:=31-[.AA22]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onical_actual</text:p>
          </table:table-cell>
          <table:table-cell table:formula="of:=44-[.AE22]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anonical_actual</text:p>
          </table:table-cell>
          <table:table-cell table:formula="of:=22-[.AI2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onical_actual</text:p>
          </table:table-cell>
          <table:table-cell table:formula="of:=30-[.AM22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/r</text:p>
          </table:table-cell>
          <table:table-cell table:formula="of:=[.B21]/([.B21]+[.B22])" office:value-type="float" office:value="0.55188679245283" calcext:value-type="float">
            <text:p>0,55188679245283</text:p>
          </table:table-cell>
          <table:table-cell table:formula="of:=[.B21]/([.B21]+[.C21])" office:value-type="float" office:value="0.943548387096774" calcext:value-type="float">
            <text:p>0,943548387096774</text:p>
          </table:table-cell>
          <table:table-cell/>
          <table:table-cell office:value-type="string" calcext:value-type="string">
            <text:p>p/r</text:p>
          </table:table-cell>
          <table:table-cell table:formula="of:=[.F21]/([.F21]+[.F22])" office:value-type="float" office:value="0.642857142857143" calcext:value-type="float">
            <text:p>0,642857142857143</text:p>
          </table:table-cell>
          <table:table-cell table:formula="of:=[.F21]/([.F21]+[.G21])" office:value-type="float" office:value="0.219512195121951" calcext:value-type="float">
            <text:p>0,219512195121951</text:p>
          </table:table-cell>
          <table:table-cell/>
          <table:table-cell office:value-type="string" calcext:value-type="string">
            <text:p>p/r</text:p>
          </table:table-cell>
          <table:table-cell table:formula="of:=[.J21]/([.J21]+[.J22])" office:value-type="float" office:value="0.821428571428571" calcext:value-type="float">
            <text:p>0,821428571428571</text:p>
          </table:table-cell>
          <table:table-cell table:formula="of:=[.J21]/([.J21]+[.K21])" office:value-type="float" office:value="0.46" calcext:value-type="float">
            <text:p>0,46</text:p>
          </table:table-cell>
          <table:table-cell/>
          <table:table-cell office:value-type="string" calcext:value-type="string">
            <text:p>p/r</text:p>
          </table:table-cell>
          <table:table-cell table:formula="of:=[.N21]/([.N21]+[.N22])" office:value-type="float" office:value="0.888888888888889" calcext:value-type="float">
            <text:p>0,888888888888889</text:p>
          </table:table-cell>
          <table:table-cell table:formula="of:=[.N21]/([.N21]+[.O21])" office:value-type="float" office:value="0.648648648648649" calcext:value-type="float">
            <text:p>0,648648648648649</text:p>
          </table:table-cell>
          <table:table-cell/>
          <table:table-cell office:value-type="string" calcext:value-type="string">
            <text:p>p/r</text:p>
          </table:table-cell>
          <table:table-cell table:formula="of:=[.R21]/([.R21]+[.R22])" office:value-type="float" office:value="0.64" calcext:value-type="float">
            <text:p>0,64</text:p>
          </table:table-cell>
          <table:table-cell table:formula="of:=[.R21]/([.R21]+[.S21])" office:value-type="float" office:value="0.551724137931034" calcext:value-type="float">
            <text:p>0,551724137931034</text:p>
          </table:table-cell>
          <table:table-cell/>
          <table:table-cell office:value-type="string" calcext:value-type="string">
            <text:p>p/r</text:p>
          </table:table-cell>
          <table:table-cell table:formula="of:=[.V21]/([.V21]+[.V22])" office:value-type="float" office:value="0.897435897435897" calcext:value-type="float">
            <text:p>0,897435897435897</text:p>
          </table:table-cell>
          <table:table-cell table:formula="of:=[.V21]/([.V21]+[.W21])" office:value-type="float" office:value="0.636363636363636" calcext:value-type="float">
            <text:p>0,636363636363636</text:p>
          </table:table-cell>
          <table:table-cell/>
          <table:table-cell office:value-type="string" calcext:value-type="string">
            <text:p>p/r</text:p>
          </table:table-cell>
          <table:table-cell table:formula="of:=[.Z21]/([.Z21]+[.Z22])" office:value-type="float" office:value="0.707317073170732" calcext:value-type="float">
            <text:p>0,707317073170732</text:p>
          </table:table-cell>
          <table:table-cell table:formula="of:=[.Z21]/([.Z21]+[.AA21])" office:value-type="float" office:value="0.763157894736842" calcext:value-type="float">
            <text:p>0,763157894736842</text:p>
          </table:table-cell>
          <table:table-cell/>
          <table:table-cell office:value-type="string" calcext:value-type="string">
            <text:p>p/r</text:p>
          </table:table-cell>
          <table:table-cell table:formula="of:=[.AD21]/([.AD21]+[.AD22])" office:value-type="float" office:value="0.818181818181818" calcext:value-type="float">
            <text:p>0,818181818181818</text:p>
          </table:table-cell>
          <table:table-cell table:formula="of:=[.AD21]/([.AD21]+[.AE21])" office:value-type="float" office:value="0.36734693877551" calcext:value-type="float">
            <text:p>0,36734693877551</text:p>
          </table:table-cell>
          <table:table-cell/>
          <table:table-cell office:value-type="string" calcext:value-type="string">
            <text:p>p/r</text:p>
          </table:table-cell>
          <table:table-cell table:formula="of:=[.AH21]/([.AH21]+[.AH22])" office:value-type="float" office:value="0.676923076923077" calcext:value-type="float">
            <text:p>0,676923076923077</text:p>
          </table:table-cell>
          <table:table-cell table:formula="of:=[.AH21]/([.AH21]+[.AI21])" office:value-type="float" office:value="0.977777777777778" calcext:value-type="float">
            <text:p>0,977777777777778</text:p>
          </table:table-cell>
          <table:table-cell/>
          <table:table-cell office:value-type="string" calcext:value-type="string">
            <text:p>p/r</text:p>
          </table:table-cell>
          <table:table-cell table:formula="of:=[.AL21]/([.AL21]+[.AL22])" office:value-type="float" office:value="1" calcext:value-type="float">
            <text:p>1</text:p>
          </table:table-cell>
          <table:table-cell table:formula="of:=[.AL21]/([.AL21]+[.AM21])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1/acc</text:p>
          </table:table-cell>
          <table:table-cell table:formula="of:=(2*[.B23]*[.C23])/([.B23]+[.C23])" office:value-type="float" office:value="0.696428571428571" calcext:value-type="float">
            <text:p>0,696428571428571</text:p>
          </table:table-cell>
          <table:table-cell table:formula="of:=([.B21]+[.C22])/([.B21]+[.C21]+[.B22]+[.C22])" office:value-type="float" office:value="0.6" calcext:value-type="float">
            <text:p>0,6</text:p>
          </table:table-cell>
          <table:table-cell/>
          <table:table-cell office:value-type="string" calcext:value-type="string">
            <text:p>f1/acc</text:p>
          </table:table-cell>
          <table:table-cell table:formula="of:=(2*[.F23]*[.G23])/([.F23]+[.G23])" office:value-type="float" office:value="0.327272727272727" calcext:value-type="float">
            <text:p>0,327272727272727</text:p>
          </table:table-cell>
          <table:table-cell table:formula="of:=([.F21]+[.G22])/([.F21]+[.G21]+[.F22]+[.G22])" office:value-type="float" office:value="0.548780487804878" calcext:value-type="float">
            <text:p>0,548780487804878</text:p>
          </table:table-cell>
          <table:table-cell/>
          <table:table-cell office:value-type="string" calcext:value-type="string">
            <text:p>f1/acc</text:p>
          </table:table-cell>
          <table:table-cell table:formula="of:=(2*[.J23]*[.K23])/([.J23]+[.K23])" office:value-type="float" office:value="0.58974358974359" calcext:value-type="float">
            <text:p>0,58974358974359</text:p>
          </table:table-cell>
          <table:table-cell table:formula="of:=([.J21]+[.K22])/([.J21]+[.K21]+[.J22]+[.K22])" office:value-type="float" office:value="0.68" calcext:value-type="float">
            <text:p>0,68</text:p>
          </table:table-cell>
          <table:table-cell/>
          <table:table-cell office:value-type="string" calcext:value-type="string">
            <text:p>f1/acc</text:p>
          </table:table-cell>
          <table:table-cell table:formula="of:=(2*[.N23]*[.O23])/([.N23]+[.O23])" office:value-type="float" office:value="0.75" calcext:value-type="float">
            <text:p>0,75</text:p>
          </table:table-cell>
          <table:table-cell table:formula="of:=([.N21]+[.O22])/([.N21]+[.O21]+[.N22]+[.O22])" office:value-type="float" office:value="0.768115942028985" calcext:value-type="float">
            <text:p>0,768115942028985</text:p>
          </table:table-cell>
          <table:table-cell/>
          <table:table-cell office:value-type="string" calcext:value-type="string">
            <text:p>f1/acc</text:p>
          </table:table-cell>
          <table:table-cell table:formula="of:=(2*[.R23]*[.S23])/([.R23]+[.S23])" office:value-type="float" office:value="0.592592592592593" calcext:value-type="float">
            <text:p>0,592592592592593</text:p>
          </table:table-cell>
          <table:table-cell table:formula="of:=([.R21]+[.S22])/([.R21]+[.S21]+[.R22]+[.S22])" office:value-type="float" office:value="0.627118644067797" calcext:value-type="float">
            <text:p>0,627118644067797</text:p>
          </table:table-cell>
          <table:table-cell/>
          <table:table-cell office:value-type="string" calcext:value-type="string">
            <text:p>f1/acc</text:p>
          </table:table-cell>
          <table:table-cell table:formula="of:=(2*[.V23]*[.W23])/([.V23]+[.W23])" office:value-type="float" office:value="0.74468085106383" calcext:value-type="float">
            <text:p>0,74468085106383</text:p>
          </table:table-cell>
          <table:table-cell table:formula="of:=([.V21]+[.W22])/([.V21]+[.W21]+[.V22]+[.W22])" office:value-type="float" office:value="0.710843373493976" calcext:value-type="float">
            <text:p>0,710843373493976</text:p>
          </table:table-cell>
          <table:table-cell/>
          <table:table-cell office:value-type="string" calcext:value-type="string">
            <text:p>f1/acc</text:p>
          </table:table-cell>
          <table:table-cell table:formula="of:=(2*[.Z23]*[.AA23])/([.Z23]+[.AA23])" office:value-type="float" office:value="0.734177215189873" calcext:value-type="float">
            <text:p>0,734177215189873</text:p>
          </table:table-cell>
          <table:table-cell table:formula="of:=([.Z21]+[.AA22])/([.Z21]+[.AA21]+[.Z22]+[.AA22])" office:value-type="float" office:value="0.695652173913043" calcext:value-type="float">
            <text:p>0,695652173913043</text:p>
          </table:table-cell>
          <table:table-cell/>
          <table:table-cell office:value-type="string" calcext:value-type="string">
            <text:p>f1/acc</text:p>
          </table:table-cell>
          <table:table-cell table:formula="of:=(2*[.AD23]*[.AE23])/([.AD23]+[.AE23])" office:value-type="float" office:value="0.507042253521127" calcext:value-type="float">
            <text:p>0,507042253521127</text:p>
          </table:table-cell>
          <table:table-cell table:formula="of:=([.AD21]+[.AE22])/([.AD21]+[.AE21]+[.AD22]+[.AE22])" office:value-type="float" office:value="0.623655913978495" calcext:value-type="float">
            <text:p>0,623655913978495</text:p>
          </table:table-cell>
          <table:table-cell/>
          <table:table-cell office:value-type="string" calcext:value-type="string">
            <text:p>f1/acc</text:p>
          </table:table-cell>
          <table:table-cell table:formula="of:=(2*[.AH23]*[.AI23])/([.AH23]+[.AI23])" office:value-type="float" office:value="0.8" calcext:value-type="float">
            <text:p>0,8</text:p>
          </table:table-cell>
          <table:table-cell table:formula="of:=([.AH21]+[.AI22])/([.AH21]+[.AI21]+[.AH22]+[.AI22])" office:value-type="float" office:value="0.671641791044776" calcext:value-type="float">
            <text:p>0,671641791044776</text:p>
          </table:table-cell>
          <table:table-cell/>
          <table:table-cell office:value-type="string" calcext:value-type="string">
            <text:p>f1/acc</text:p>
          </table:table-cell>
          <table:table-cell table:formula="of:=(2*[.AL23]*[.AM23])/([.AL23]+[.AM23])" office:value-type="float" office:value="1" calcext:value-type="float">
            <text:p>1</text:p>
          </table:table-cell>
          <table:table-cell table:formula="of:=([.AL21]+[.AM22])/([.AL21]+[.AM21]+[.AL22]+[.AM22])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do-be-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that-drop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cataphora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extrapo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topical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double-dative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seems_to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sluic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raised_predicted</text:p>
          </table:table-cell>
          <table:table-cell office:value-type="string" calcext:value-type="string">
            <text:p>canonical_predicted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ungr_predicted</text:p>
          </table:table-cell>
          <table:table-cell office:value-type="string" calcext:value-type="string">
            <text:p>canonical_predicted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o-be-to_actual</text:p>
          </table:table-cell>
          <table:table-cell table:number-columns-repeated="2" office:value-type="float" office:value="62" calcext:value-type="float">
            <text:p>62</text:p>
          </table:table-cell>
          <table:table-cell/>
          <table:table-cell office:value-type="string" calcext:value-type="string">
            <text:p>that-drop_actual</text:p>
          </table:table-cell>
          <table:table-cell office:value-type="float" office:value="20" calcext:value-type="float">
            <text:p>20</text:p>
          </table:table-cell>
          <table:table-cell table:formula="of:=41-[.F27]" office:value-type="float" office:value="21" calcext:value-type="float">
            <text:p>21</text:p>
          </table:table-cell>
          <table:table-cell/>
          <table:table-cell office:value-type="string" calcext:value-type="string">
            <text:p>cataphora_actual</text:p>
          </table:table-cell>
          <table:table-cell office:value-type="float" office:value="25" calcext:value-type="float">
            <text:p>25</text:p>
          </table:table-cell>
          <table:table-cell table:formula="of:=50-[.J27]" office:value-type="float" office:value="25" calcext:value-type="float">
            <text:p>25</text:p>
          </table:table-cell>
          <table:table-cell/>
          <table:table-cell office:value-type="string" calcext:value-type="string">
            <text:p>extraposed_actual</text:p>
          </table:table-cell>
          <table:table-cell office:value-type="float" office:value="18" calcext:value-type="float">
            <text:p>18</text:p>
          </table:table-cell>
          <table:table-cell table:formula="of:=37-[.N27]" office:value-type="float" office:value="19" calcext:value-type="float">
            <text:p>19</text:p>
          </table:table-cell>
          <table:table-cell/>
          <table:table-cell office:value-type="string" calcext:value-type="string">
            <text:p>topicalised_actual</text:p>
          </table:table-cell>
          <table:table-cell office:value-type="float" office:value="29" calcext:value-type="float">
            <text:p>29</text:p>
          </table:table-cell>
          <table:table-cell table:formula="of:=58-[.R27]" office:value-type="float" office:value="29" calcext:value-type="float">
            <text:p>29</text:p>
          </table:table-cell>
          <table:table-cell/>
          <table:table-cell office:value-type="string" calcext:value-type="string">
            <text:p>double-dative_actual</text:p>
          </table:table-cell>
          <table:table-cell office:value-type="float" office:value="27" calcext:value-type="float">
            <text:p>27</text:p>
          </table:table-cell>
          <table:table-cell table:formula="of:=55-[.V27]" office:value-type="float" office:value="28" calcext:value-type="float">
            <text:p>28</text:p>
          </table:table-cell>
          <table:table-cell/>
          <table:table-cell office:value-type="string" calcext:value-type="string">
            <text:p>seems_to_actual</text:p>
          </table:table-cell>
          <table:table-cell office:value-type="float" office:value="19" calcext:value-type="float">
            <text:p>19</text:p>
          </table:table-cell>
          <table:table-cell table:formula="of:=38-[.Z27]" office:value-type="float" office:value="19" calcext:value-type="float">
            <text:p>19</text:p>
          </table:table-cell>
          <table:table-cell/>
          <table:table-cell office:value-type="string" calcext:value-type="string">
            <text:p>sluiced_actual</text:p>
          </table:table-cell>
          <table:table-cell office:value-type="float" office:value="24" calcext:value-type="float">
            <text:p>24</text:p>
          </table:table-cell>
          <table:table-cell table:formula="of:=49-[.AD27]" office:value-type="float" office:value="25" calcext:value-type="float">
            <text:p>25</text:p>
          </table:table-cell>
          <table:table-cell/>
          <table:table-cell office:value-type="string" calcext:value-type="string">
            <text:p>raised_actual</text:p>
          </table:table-cell>
          <table:table-cell office:value-type="float" office:value="22" calcext:value-type="float">
            <text:p>22</text:p>
          </table:table-cell>
          <table:table-cell table:formula="of:=45-[.AH27]" office:value-type="float" office:value="23" calcext:value-type="float">
            <text:p>23</text:p>
          </table:table-cell>
          <table:table-cell/>
          <table:table-cell office:value-type="string" calcext:value-type="string">
            <text:p>ungrammatical_actual</text:p>
          </table:table-cell>
          <table:table-cell office:value-type="float" office:value="15" calcext:value-type="float">
            <text:p>15</text:p>
          </table:table-cell>
          <table:table-cell table:formula="of:=30-[.AL27]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anonical_actual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office:value-type="string" calcext:value-type="string">
            <text:p>canonical_actual</text:p>
          </table:table-cell>
          <table:table-cell table:formula="of:=41-[.G28]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nonical_actual</text:p>
          </table:table-cell>
          <table:table-cell table:formula="of:=50-[.K28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nonical_actual</text:p>
          </table:table-cell>
          <table:table-cell table:formula="of:=32-[.O2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anonical_actual</text:p>
          </table:table-cell>
          <table:table-cell table:formula="of:=60-[.S28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nonical_actual</text:p>
          </table:table-cell>
          <table:table-cell table:formula="of:=28-[.W28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nonical_actual</text:p>
          </table:table-cell>
          <table:table-cell table:formula="of:=31-[.AA28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nonical_actual</text:p>
          </table:table-cell>
          <table:table-cell table:formula="of:=44-[.AE28]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nonical_actual</text:p>
          </table:table-cell>
          <table:table-cell table:formula="of:=22-[.AI28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nonical_actual</text:p>
          </table:table-cell>
          <table:table-cell table:formula="of:=30-[.AM28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/r</text:p>
          </table:table-cell>
          <table:table-cell table:formula="of:=[.B27]/([.B27]+[.B28])" office:value-type="float" office:value="0.484375" calcext:value-type="float">
            <text:p>0,484375</text:p>
          </table:table-cell>
          <table:table-cell table:formula="of:=[.B27]/([.B27]+[.C27])" office:value-type="float" office:value="0.5" calcext:value-type="float">
            <text:p>0,5</text:p>
          </table:table-cell>
          <table:table-cell/>
          <table:table-cell office:value-type="string" calcext:value-type="string">
            <text:p>p/r</text:p>
          </table:table-cell>
          <table:table-cell table:formula="of:=[.F27]/([.F27]+[.F28])" office:value-type="float" office:value="0.5" calcext:value-type="float">
            <text:p>0,5</text:p>
          </table:table-cell>
          <table:table-cell table:formula="of:=[.F27]/([.F27]+[.G27])" office:value-type="float" office:value="0.487804878048781" calcext:value-type="float">
            <text:p>0,487804878048781</text:p>
          </table:table-cell>
          <table:table-cell/>
          <table:table-cell office:value-type="string" calcext:value-type="string">
            <text:p>p/r</text:p>
          </table:table-cell>
          <table:table-cell table:formula="of:=[.J27]/([.J27]+[.J28])" office:value-type="float" office:value="0.5" calcext:value-type="float">
            <text:p>0,5</text:p>
          </table:table-cell>
          <table:table-cell table:formula="of:=[.J27]/([.J27]+[.K27])" office:value-type="float" office:value="0.5" calcext:value-type="float">
            <text:p>0,5</text:p>
          </table:table-cell>
          <table:table-cell/>
          <table:table-cell office:value-type="string" calcext:value-type="string">
            <text:p>p/r</text:p>
          </table:table-cell>
          <table:table-cell table:formula="of:=[.N27]/([.N27]+[.N28])" office:value-type="float" office:value="0.529411764705882" calcext:value-type="float">
            <text:p>0,529411764705882</text:p>
          </table:table-cell>
          <table:table-cell table:formula="of:=[.N27]/([.N27]+[.O27])" office:value-type="float" office:value="0.486486486486487" calcext:value-type="float">
            <text:p>0,486486486486487</text:p>
          </table:table-cell>
          <table:table-cell/>
          <table:table-cell office:value-type="string" calcext:value-type="string">
            <text:p>p/r</text:p>
          </table:table-cell>
          <table:table-cell table:formula="of:=[.R27]/([.R27]+[.R28])" office:value-type="float" office:value="0.491525423728814" calcext:value-type="float">
            <text:p>0,491525423728814</text:p>
          </table:table-cell>
          <table:table-cell table:formula="of:=[.R27]/([.R27]+[.S27])" office:value-type="float" office:value="0.5" calcext:value-type="float">
            <text:p>0,5</text:p>
          </table:table-cell>
          <table:table-cell/>
          <table:table-cell office:value-type="string" calcext:value-type="string">
            <text:p>p/r</text:p>
          </table:table-cell>
          <table:table-cell table:formula="of:=[.V27]/([.V27]+[.V28])" office:value-type="float" office:value="0.658536585365854" calcext:value-type="float">
            <text:p>0,658536585365854</text:p>
          </table:table-cell>
          <table:table-cell table:formula="of:=[.V27]/([.V27]+[.W27])" office:value-type="float" office:value="0.490909090909091" calcext:value-type="float">
            <text:p>0,490909090909091</text:p>
          </table:table-cell>
          <table:table-cell/>
          <table:table-cell office:value-type="string" calcext:value-type="string">
            <text:p>p/r</text:p>
          </table:table-cell>
          <table:table-cell table:formula="of:=[.Z27]/([.Z27]+[.Z28])" office:value-type="float" office:value="0.542857142857143" calcext:value-type="float">
            <text:p>0,542857142857143</text:p>
          </table:table-cell>
          <table:table-cell table:formula="of:=[.Z27]/([.Z27]+[.AA27])" office:value-type="float" office:value="0.5" calcext:value-type="float">
            <text:p>0,5</text:p>
          </table:table-cell>
          <table:table-cell/>
          <table:table-cell office:value-type="string" calcext:value-type="string">
            <text:p>p/r</text:p>
          </table:table-cell>
          <table:table-cell table:formula="of:=[.AD27]/([.AD27]+[.AD28])" office:value-type="float" office:value="0.521739130434783" calcext:value-type="float">
            <text:p>0,521739130434783</text:p>
          </table:table-cell>
          <table:table-cell table:formula="of:=[.AD27]/([.AD27]+[.AE27])" office:value-type="float" office:value="0.489795918367347" calcext:value-type="float">
            <text:p>0,489795918367347</text:p>
          </table:table-cell>
          <table:table-cell/>
          <table:table-cell office:value-type="string" calcext:value-type="string">
            <text:p>p/r</text:p>
          </table:table-cell>
          <table:table-cell table:formula="of:=[.AH27]/([.AH27]+[.AH28])" office:value-type="float" office:value="0.666666666666667" calcext:value-type="float">
            <text:p>0,666666666666667</text:p>
          </table:table-cell>
          <table:table-cell table:formula="of:=[.AH27]/([.AH27]+[.AI27])" office:value-type="float" office:value="0.488888888888889" calcext:value-type="float">
            <text:p>0,488888888888889</text:p>
          </table:table-cell>
          <table:table-cell/>
          <table:table-cell office:value-type="string" calcext:value-type="string">
            <text:p>p/r</text:p>
          </table:table-cell>
          <table:table-cell table:formula="of:=[.AL27]/([.AL27]+[.AL28])" office:value-type="float" office:value="0.5" calcext:value-type="float">
            <text:p>0,5</text:p>
          </table:table-cell>
          <table:table-cell table:formula="of:=[.AL27]/([.AL27]+[.AM27])" office:value-type="float" office:value="0.5" calcext:value-type="float">
            <text:p>0,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1/acc</text:p>
          </table:table-cell>
          <table:table-cell table:formula="of:=(2*[.B29]*[.C29])/([.B29]+[.C29])" office:value-type="float" office:value="0.492063492063492" calcext:value-type="float">
            <text:p>0,492063492063492</text:p>
          </table:table-cell>
          <table:table-cell table:formula="of:=([.B27]+[.C28])/([.B27]+[.C27]+[.B28]+[.C28])" office:value-type="float" office:value="0.5" calcext:value-type="float">
            <text:p>0,5</text:p>
          </table:table-cell>
          <table:table-cell/>
          <table:table-cell office:value-type="string" calcext:value-type="string">
            <text:p>f1/acc</text:p>
          </table:table-cell>
          <table:table-cell table:formula="of:=(2*[.F29]*[.G29])/([.F29]+[.G29])" office:value-type="float" office:value="0.493827160493827" calcext:value-type="float">
            <text:p>0,493827160493827</text:p>
          </table:table-cell>
          <table:table-cell table:formula="of:=([.F27]+[.G28])/([.F27]+[.G27]+[.F28]+[.G28])" office:value-type="float" office:value="0.5" calcext:value-type="float">
            <text:p>0,5</text:p>
          </table:table-cell>
          <table:table-cell/>
          <table:table-cell office:value-type="string" calcext:value-type="string">
            <text:p>f1/acc</text:p>
          </table:table-cell>
          <table:table-cell table:formula="of:=(2*[.J29]*[.K29])/([.J29]+[.K29])" office:value-type="float" office:value="0.5" calcext:value-type="float">
            <text:p>0,5</text:p>
          </table:table-cell>
          <table:table-cell table:formula="of:=([.J27]+[.K28])/([.J27]+[.K27]+[.J28]+[.K28])" office:value-type="float" office:value="0.5" calcext:value-type="float">
            <text:p>0,5</text:p>
          </table:table-cell>
          <table:table-cell/>
          <table:table-cell office:value-type="string" calcext:value-type="string">
            <text:p>f1/acc</text:p>
          </table:table-cell>
          <table:table-cell table:formula="of:=(2*[.N29]*[.O29])/([.N29]+[.O29])" office:value-type="float" office:value="0.507042253521127" calcext:value-type="float">
            <text:p>0,507042253521127</text:p>
          </table:table-cell>
          <table:table-cell table:formula="of:=([.N27]+[.O28])/([.N27]+[.O27]+[.N28]+[.O28])" office:value-type="float" office:value="0.492753623188406" calcext:value-type="float">
            <text:p>0,492753623188406</text:p>
          </table:table-cell>
          <table:table-cell/>
          <table:table-cell office:value-type="string" calcext:value-type="string">
            <text:p>f1/acc</text:p>
          </table:table-cell>
          <table:table-cell table:formula="of:=(2*[.R29]*[.S29])/([.R29]+[.S29])" office:value-type="float" office:value="0.495726495726496" calcext:value-type="float">
            <text:p>0,495726495726496</text:p>
          </table:table-cell>
          <table:table-cell table:formula="of:=([.R27]+[.S28])/([.R27]+[.S27]+[.R28]+[.S28])" office:value-type="float" office:value="0.5" calcext:value-type="float">
            <text:p>0,5</text:p>
          </table:table-cell>
          <table:table-cell/>
          <table:table-cell office:value-type="string" calcext:value-type="string">
            <text:p>f1/acc</text:p>
          </table:table-cell>
          <table:table-cell table:formula="of:=(2*[.V29]*[.W29])/([.V29]+[.W29])" office:value-type="float" office:value="0.5625" calcext:value-type="float">
            <text:p>0,5625</text:p>
          </table:table-cell>
          <table:table-cell table:formula="of:=([.V27]+[.W28])/([.V27]+[.W27]+[.V28]+[.W28])" office:value-type="float" office:value="0.493975903614458" calcext:value-type="float">
            <text:p>0,493975903614458</text:p>
          </table:table-cell>
          <table:table-cell/>
          <table:table-cell office:value-type="string" calcext:value-type="string">
            <text:p>f1/acc</text:p>
          </table:table-cell>
          <table:table-cell table:formula="of:=(2*[.Z29]*[.AA29])/([.Z29]+[.AA29])" office:value-type="float" office:value="0.52054794520548" calcext:value-type="float">
            <text:p>0,52054794520548</text:p>
          </table:table-cell>
          <table:table-cell table:formula="of:=([.Z27]+[.AA28])/([.Z27]+[.AA27]+[.Z28]+[.AA28])" office:value-type="float" office:value="0.492753623188406" calcext:value-type="float">
            <text:p>0,492753623188406</text:p>
          </table:table-cell>
          <table:table-cell/>
          <table:table-cell office:value-type="string" calcext:value-type="string">
            <text:p>f1/acc</text:p>
          </table:table-cell>
          <table:table-cell table:formula="of:=(2*[.AD29]*[.AE29])/([.AD29]+[.AE29])" office:value-type="float" office:value="0.505263157894737" calcext:value-type="float">
            <text:p>0,505263157894737</text:p>
          </table:table-cell>
          <table:table-cell table:formula="of:=([.AD27]+[.AE28])/([.AD27]+[.AE27]+[.AD28]+[.AE28])" office:value-type="float" office:value="0.494623655913979" calcext:value-type="float">
            <text:p>0,494623655913979</text:p>
          </table:table-cell>
          <table:table-cell/>
          <table:table-cell office:value-type="string" calcext:value-type="string">
            <text:p>f1/acc</text:p>
          </table:table-cell>
          <table:table-cell table:formula="of:=(2*[.AH29]*[.AI29])/([.AH29]+[.AI29])" office:value-type="float" office:value="0.564102564102564" calcext:value-type="float">
            <text:p>0,564102564102564</text:p>
          </table:table-cell>
          <table:table-cell table:formula="of:=([.AH27]+[.AI28])/([.AH27]+[.AI27]+[.AH28]+[.AI28])" office:value-type="float" office:value="0.492537313432836" calcext:value-type="float">
            <text:p>0,492537313432836</text:p>
          </table:table-cell>
          <table:table-cell/>
          <table:table-cell office:value-type="string" calcext:value-type="string">
            <text:p>f1/acc</text:p>
          </table:table-cell>
          <table:table-cell table:formula="of:=(2*[.AL29]*[.AM29])/([.AL29]+[.AM29])" office:value-type="float" office:value="0.5" calcext:value-type="float">
            <text:p>0,5</text:p>
          </table:table-cell>
          <table:table-cell table:formula="of:=([.AL27]+[.AM28])/([.AL27]+[.AM27]+[.AL28]+[.AM28])" office:value-type="float" office:value="0.5" calcext:value-type="float">
            <text:p>0,5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formula="of:=SUM([.B3:.C4])"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F3:.G4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J3:.K4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N3:.O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R3:.S4])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V3:.W4]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Z3:.AA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AD3:.AE4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AH3:.AI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SUM([.AL3:.AM4])"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/>
          <table:table-cell table:style-name="Default"/>
          <table:table-cell office:value-type="string" calcext:value-type="string">
            <text:p>TOTAL-AVG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DELTA-UID</text:p>
          </table:table-cell>
          <table:table-cell table:style-name="ce6" table:formula="of:=[.C6]" office:value-type="float" office:value="0.509803921568627" calcext:value-type="float">
            <text:p>0,509803921568627</text:p>
          </table:table-cell>
          <table:table-cell table:style-name="ce10" table:formula="of:=[.B6]" office:value-type="float" office:value="0.639769452449568" calcext:value-type="float">
            <text:p>0,639769452449568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G6]" office:value-type="float" office:value="0.5" calcext:value-type="float">
            <text:p>0,5</text:p>
          </table:table-cell>
          <table:table-cell table:style-name="ce10" table:formula="of:=[.F6]" office:value-type="float" office:value="0.349206349206349" calcext:value-type="float">
            <text:p>0,349206349206349</text:p>
          </table:table-cell>
          <table:table-cell table:style-name="ce6"/>
          <table:table-cell office:value-type="string" calcext:value-type="string">
            <text:p>DELTA-UID</text:p>
          </table:table-cell>
          <table:table-cell table:style-name="ce6" table:formula="of:=[.K6]" office:value-type="float" office:value="0.6" calcext:value-type="float">
            <text:p>0,6</text:p>
          </table:table-cell>
          <table:table-cell table:style-name="ce10" table:formula="of:=[.J6]" office:value-type="float" office:value="0.591836734693877" calcext:value-type="float">
            <text:p>0,591836734693877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O6]" office:value-type="float" office:value="0.565217391304348" calcext:value-type="float">
            <text:p>0,565217391304348</text:p>
          </table:table-cell>
          <table:table-cell table:style-name="ce10" table:formula="of:=[.N6]" office:value-type="float" office:value="0.571428571428571" calcext:value-type="float">
            <text:p>0,571428571428571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S6]" office:value-type="float" office:value="0.542372881355932" calcext:value-type="float">
            <text:p>0,542372881355932</text:p>
          </table:table-cell>
          <table:table-cell table:style-name="ce10" table:formula="of:=[.R6]" office:value-type="float" office:value="0.53448275862069" calcext:value-type="float">
            <text:p>0,53448275862069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W6]" office:value-type="float" office:value="0.481927710843373" calcext:value-type="float">
            <text:p>0,481927710843373</text:p>
          </table:table-cell>
          <table:table-cell table:style-name="ce10" table:formula="of:=[.V6]" office:value-type="float" office:value="0.527472527472527" calcext:value-type="float">
            <text:p>0,527472527472527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AA6]" office:value-type="float" office:value="0.521739130434783" calcext:value-type="float">
            <text:p>0,521739130434783</text:p>
          </table:table-cell>
          <table:table-cell table:style-name="ce10" table:formula="of:=[.Z6]" office:value-type="float" office:value="0.507462686567164" calcext:value-type="float">
            <text:p>0,507462686567164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AE6]" office:value-type="float" office:value="0.645161290322581" calcext:value-type="float">
            <text:p>0,645161290322581</text:p>
          </table:table-cell>
          <table:table-cell table:style-name="ce10" table:formula="of:=[.AD6]" office:value-type="float" office:value="0.592592592592592" calcext:value-type="float">
            <text:p>0,592592592592592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AI6]" office:value-type="float" office:value="0.417910447761194" calcext:value-type="float">
            <text:p>0,417910447761194</text:p>
          </table:table-cell>
          <table:table-cell table:style-name="ce10" table:formula="of:=[.AH6]" office:value-type="float" office:value="0.48" calcext:value-type="float">
            <text:p>0,48</text:p>
          </table:table-cell>
          <table:table-cell table:style-name="ce6"/>
          <table:table-cell table:style-name="ce6" office:value-type="string" calcext:value-type="string">
            <text:p>DELTA-UID</text:p>
          </table:table-cell>
          <table:table-cell table:style-name="ce6" table:formula="of:=[.AM6]" office:value-type="float" office:value="0.633333333333333" calcext:value-type="float">
            <text:p>0,633333333333333</text:p>
          </table:table-cell>
          <table:table-cell table:style-name="ce10" table:formula="of:=[.AL6]" office:value-type="float" office:value="0.702702702702703" calcext:value-type="float">
            <text:p>0,702702702702703</text:p>
          </table:table-cell>
          <table:table-cell/>
          <table:table-cell table:style-name="ce6" office:value-type="string" calcext:value-type="string">
            <text:p>DELTA-UID</text:p>
          </table:table-cell>
          <table:table-cell table:formula="of:=AVERAGE([.C35];[.G35];[.K35];[.O35];[.S35];[.W35];[.AA35];[.AE35];[.AI35])" office:value-type="float" office:value="0.532694630336815" calcext:value-type="float">
            <text:p>0,532694630336815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MU-UID</text:p>
          </table:table-cell>
          <table:table-cell table:style-name="ce6" table:formula="of:=[.C12]" office:value-type="float" office:value="0.533333333333333" calcext:value-type="float">
            <text:p>0,533333333333333</text:p>
          </table:table-cell>
          <table:table-cell table:style-name="ce10" table:formula="of:=[.B12]" office:value-type="float" office:value="0.636085626911315" calcext:value-type="float">
            <text:p>0,636085626911315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G12]" office:value-type="float" office:value="0.597560975609756" calcext:value-type="float">
            <text:p>0,597560975609756</text:p>
          </table:table-cell>
          <table:table-cell table:style-name="ce10" table:formula="of:=[.F12]" office:value-type="float" office:value="0.459016393442623" calcext:value-type="float">
            <text:p>0,459016393442623</text:p>
          </table:table-cell>
          <table:table-cell table:style-name="ce6"/>
          <table:table-cell office:value-type="string" calcext:value-type="string">
            <text:p>MU-UID</text:p>
          </table:table-cell>
          <table:table-cell table:style-name="ce6" table:formula="of:=[.K12]" office:value-type="float" office:value="0.6" calcext:value-type="float">
            <text:p>0,6</text:p>
          </table:table-cell>
          <table:table-cell table:style-name="ce10" table:formula="of:=[.J12]" office:value-type="float" office:value="0.62962962962963" calcext:value-type="float">
            <text:p>0,62962962962963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O12]" office:value-type="float" office:value="0.507246376811594" calcext:value-type="float">
            <text:p>0,507246376811594</text:p>
          </table:table-cell>
          <table:table-cell table:style-name="ce10" table:formula="of:=[.N12]" office:value-type="float" office:value="0.514285714285714" calcext:value-type="float">
            <text:p>0,514285714285714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S12]" office:value-type="float" office:value="0.525423728813559" calcext:value-type="float">
            <text:p>0,525423728813559</text:p>
          </table:table-cell>
          <table:table-cell table:style-name="ce10" table:formula="of:=[.R12]" office:value-type="float" office:value="0.517241379310345" calcext:value-type="float">
            <text:p>0,517241379310345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W12]" office:value-type="float" office:value="0.457831325301205" calcext:value-type="float">
            <text:p>0,457831325301205</text:p>
          </table:table-cell>
          <table:table-cell table:style-name="ce10" table:formula="of:=[.V12]" office:value-type="float" office:value="0.526315789473684" calcext:value-type="float">
            <text:p>0,526315789473684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AA12]" office:value-type="float" office:value="0.521739130434783" calcext:value-type="float">
            <text:p>0,521739130434783</text:p>
          </table:table-cell>
          <table:table-cell table:style-name="ce10" table:formula="of:=[.Z12]" office:value-type="float" office:value="0.377358490566038" calcext:value-type="float">
            <text:p>0,377358490566038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AE12]" office:value-type="float" office:value="0.505376344086022" calcext:value-type="float">
            <text:p>0,505376344086022</text:p>
          </table:table-cell>
          <table:table-cell table:style-name="ce10" table:formula="of:=[.AD12]" office:value-type="float" office:value="0.452380952380952" calcext:value-type="float">
            <text:p>0,452380952380952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AI12]" office:value-type="float" office:value="0.417910447761194" calcext:value-type="float">
            <text:p>0,417910447761194</text:p>
          </table:table-cell>
          <table:table-cell table:style-name="ce10" table:formula="of:=[.AH12]" office:value-type="float" office:value="0.561797752808989" calcext:value-type="float">
            <text:p>0,561797752808989</text:p>
          </table:table-cell>
          <table:table-cell table:style-name="ce6"/>
          <table:table-cell table:style-name="ce6" office:value-type="string" calcext:value-type="string">
            <text:p>MU-UID</text:p>
          </table:table-cell>
          <table:table-cell table:style-name="ce6" table:formula="of:=[.AM12]" office:value-type="float" office:value="0.65" calcext:value-type="float">
            <text:p>0,65</text:p>
          </table:table-cell>
          <table:table-cell table:style-name="ce10" table:formula="of:=[.AL12]" office:value-type="float" office:value="0.704225352112676" calcext:value-type="float">
            <text:p>0,704225352112676</text:p>
          </table:table-cell>
          <table:table-cell/>
          <table:table-cell table:style-name="ce6" office:value-type="string" calcext:value-type="string">
            <text:p>MU-UID</text:p>
          </table:table-cell>
          <table:table-cell table:formula="of:=AVERAGE([.C36];[.G36];[.K36];[.O36];[.S36];[.W36];[.AA36];[.AE36];[.AI36])" office:value-type="float" office:value="0.519345747645477" calcext:value-type="float">
            <text:p>0,519345747645477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TM</text:p>
          </table:table-cell>
          <table:table-cell table:style-name="ce6" table:formula="of:=[.C18]" office:value-type="float" office:value="0.423529411764706" calcext:value-type="float">
            <text:p>0,423529411764706</text:p>
          </table:table-cell>
          <table:table-cell table:style-name="ce10" table:formula="of:=[.B18]" office:value-type="float" office:value="0.4" calcext:value-type="float">
            <text:p>0,4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G18]" office:value-type="float" office:value="0.585365853658537" calcext:value-type="float">
            <text:p>0,585365853658537</text:p>
          </table:table-cell>
          <table:table-cell table:style-name="ce10" table:formula="of:=[.F18]" office:value-type="float" office:value="0.514285714285714" calcext:value-type="float">
            <text:p>0,514285714285714</text:p>
          </table:table-cell>
          <table:table-cell table:style-name="ce6"/>
          <table:table-cell office:value-type="string" calcext:value-type="string">
            <text:p>RTM</text:p>
          </table:table-cell>
          <table:table-cell table:style-name="ce6" table:formula="of:=[.K18]" office:value-type="float" office:value="0.59" calcext:value-type="float">
            <text:p>0,59</text:p>
          </table:table-cell>
          <table:table-cell table:style-name="ce10" table:formula="of:=[.J18]" office:value-type="float" office:value="0.65546218487395" calcext:value-type="float">
            <text:p>0,65546218487395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O18]" office:value-type="float" office:value="0.391304347826087" calcext:value-type="float">
            <text:p>0,391304347826087</text:p>
          </table:table-cell>
          <table:table-cell table:style-name="ce10" table:formula="of:=[.N18]" office:value-type="float" office:value="0.4" calcext:value-type="float">
            <text:p>0,4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S18]" office:value-type="float" office:value="0.525423728813559" calcext:value-type="float">
            <text:p>0,525423728813559</text:p>
          </table:table-cell>
          <table:table-cell table:style-name="ce10" table:formula="of:=[.R18]" office:value-type="float" office:value="0.555555555555555" calcext:value-type="float">
            <text:p>0,555555555555555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W18]" office:value-type="float" office:value="0.385542168674699" calcext:value-type="float">
            <text:p>0,385542168674699</text:p>
          </table:table-cell>
          <table:table-cell table:style-name="ce10" table:formula="of:=[.V18]" office:value-type="float" office:value="0.426966292134831" calcext:value-type="float">
            <text:p>0,426966292134831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AA18]" office:value-type="float" office:value="0.463768115942029" calcext:value-type="float">
            <text:p>0,463768115942029</text:p>
          </table:table-cell>
          <table:table-cell table:style-name="ce10" table:formula="of:=[.Z18]" office:value-type="float" office:value="0.30188679245283" calcext:value-type="float">
            <text:p>0,30188679245283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AE18]" office:value-type="float" office:value="0.419354838709677" calcext:value-type="float">
            <text:p>0,419354838709677</text:p>
          </table:table-cell>
          <table:table-cell table:style-name="ce10" table:formula="of:=[.AD18]" office:value-type="float" office:value="0.480769230769231" calcext:value-type="float">
            <text:p>0,480769230769231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AI18]" office:value-type="float" office:value="0.253731343283582" calcext:value-type="float">
            <text:p>0,253731343283582</text:p>
          </table:table-cell>
          <table:table-cell table:style-name="ce10" table:formula="of:=[.AH18]" office:value-type="float" office:value="0.242424242424242" calcext:value-type="float">
            <text:p>0,242424242424242</text:p>
          </table:table-cell>
          <table:table-cell table:style-name="ce6"/>
          <table:table-cell table:style-name="ce6" office:value-type="string" calcext:value-type="string">
            <text:p>RTM</text:p>
          </table:table-cell>
          <table:table-cell table:style-name="ce6" table:formula="of:=[.AM18]" office:value-type="float" office:value="0.816666666666667" calcext:value-type="float">
            <text:p>0,816666666666667</text:p>
          </table:table-cell>
          <table:table-cell table:style-name="ce10" table:formula="of:=[.AL18]" office:value-type="float" office:value="0.813559322033898" calcext:value-type="float">
            <text:p>0,813559322033898</text:p>
          </table:table-cell>
          <table:table-cell/>
          <table:table-cell table:style-name="ce6" office:value-type="string" calcext:value-type="string">
            <text:p>RTM</text:p>
          </table:table-cell>
          <table:table-cell table:formula="of:=AVERAGE([.C37];[.G37];[.K37];[.O37];[.S37];[.W37];[.AA37];[.AE37];[.AI37])" office:value-type="float" office:value="0.441927779166262" calcext:value-type="float">
            <text:p>0,441927779166262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OW-IC</text:p>
          </table:table-cell>
          <table:table-cell table:style-name="ce6" table:formula="of:=[.C24]" office:value-type="float" office:value="0.6" calcext:value-type="float">
            <text:p>0,6</text:p>
          </table:table-cell>
          <table:table-cell table:style-name="ce10" table:formula="of:=[.B24]" office:value-type="float" office:value="0.696428571428571" calcext:value-type="float">
            <text:p>0,696428571428571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G24]" office:value-type="float" office:value="0.548780487804878" calcext:value-type="float">
            <text:p>0,548780487804878</text:p>
          </table:table-cell>
          <table:table-cell table:style-name="ce10" table:formula="of:=[.F24]" office:value-type="float" office:value="0.327272727272727" calcext:value-type="float">
            <text:p>0,327272727272727</text:p>
          </table:table-cell>
          <table:table-cell table:style-name="ce6"/>
          <table:table-cell office:value-type="string" calcext:value-type="string">
            <text:p>LOW-IC</text:p>
          </table:table-cell>
          <table:table-cell table:style-name="ce6" table:formula="of:=[.K24]" office:value-type="float" office:value="0.68" calcext:value-type="float">
            <text:p>0,68</text:p>
          </table:table-cell>
          <table:table-cell table:style-name="ce10" table:formula="of:=[.J24]" office:value-type="float" office:value="0.58974358974359" calcext:value-type="float">
            <text:p>0,58974358974359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O24]" office:value-type="float" office:value="0.768115942028985" calcext:value-type="float">
            <text:p>0,768115942028985</text:p>
          </table:table-cell>
          <table:table-cell table:style-name="ce10" table:formula="of:=[.N24]" office:value-type="float" office:value="0.75" calcext:value-type="float">
            <text:p>0,75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S24]" office:value-type="float" office:value="0.627118644067797" calcext:value-type="float">
            <text:p>0,627118644067797</text:p>
          </table:table-cell>
          <table:table-cell table:style-name="ce10" table:formula="of:=[.R24]" office:value-type="float" office:value="0.592592592592593" calcext:value-type="float">
            <text:p>0,592592592592593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W24]" office:value-type="float" office:value="0.710843373493976" calcext:value-type="float">
            <text:p>0,710843373493976</text:p>
          </table:table-cell>
          <table:table-cell table:style-name="ce10" table:formula="of:=[.V24]" office:value-type="float" office:value="0.74468085106383" calcext:value-type="float">
            <text:p>0,74468085106383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AA24]" office:value-type="float" office:value="0.695652173913043" calcext:value-type="float">
            <text:p>0,695652173913043</text:p>
          </table:table-cell>
          <table:table-cell table:style-name="ce10" table:formula="of:=[.Z24]" office:value-type="float" office:value="0.734177215189873" calcext:value-type="float">
            <text:p>0,734177215189873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AE24]" office:value-type="float" office:value="0.623655913978495" calcext:value-type="float">
            <text:p>0,623655913978495</text:p>
          </table:table-cell>
          <table:table-cell table:style-name="ce10" table:formula="of:=[.AD24]" office:value-type="float" office:value="0.507042253521127" calcext:value-type="float">
            <text:p>0,507042253521127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AI24]" office:value-type="float" office:value="0.671641791044776" calcext:value-type="float">
            <text:p>0,671641791044776</text:p>
          </table:table-cell>
          <table:table-cell table:style-name="ce10" table:formula="of:=[.AH24]" office:value-type="float" office:value="0.8" calcext:value-type="float">
            <text:p>0,8</text:p>
          </table:table-cell>
          <table:table-cell table:style-name="ce6"/>
          <table:table-cell table:style-name="ce6" office:value-type="string" calcext:value-type="string">
            <text:p>LOW-IC</text:p>
          </table:table-cell>
          <table:table-cell table:style-name="ce6" table:formula="of:=[.AM24]" office:value-type="float" office:value="1" calcext:value-type="float">
            <text:p>1</text:p>
          </table:table-cell>
          <table:table-cell table:style-name="ce10" table:formula="of:=[.AL24]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OW-IC</text:p>
          </table:table-cell>
          <table:table-cell table:formula="of:=AVERAGE([.C38];[.G38];[.K38];[.O38];[.S38];[.W38];[.AA38];[.AE38];[.AI38])" office:value-type="float" office:value="0.637993088979146" calcext:value-type="float">
            <text:p>0,637993088979146</text:p>
          </table:table-cell>
          <table:table-cell table:number-columns-repeated="982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number-columns-repeated="40"/>
          <table:table-cell table:style-name="Default"/>
          <table:table-cell table:number-columns-repeated="983"/>
        </table:table-row>
        <table:table-row table:style-name="ro1" table:number-rows-repeated="4">
          <table:table-cell/>
          <table:table-cell table:style-name="ce6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/>
          <table:table-cell table:style-name="ce6"/>
          <table:table-cell table:number-columns-repeated="98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32:44.515804913</meta:creation-date>
    <dc:date>2023-07-19T22:09:21.047669222</dc:date>
    <meta:editing-duration>PT12H13M20S</meta:editing-duration>
    <meta:editing-cycles>134</meta:editing-cycles>
    <meta:generator>LibreOffice/7.3.7.2$Linux_X86_64 LibreOffice_project/30$Build-2</meta:generator>
    <meta:document-statistic meta:table-count="1" meta:cell-count="929" meta:object-count="0"/>
  </office:meta>
</office:document-meta>
</file>